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Tabla1" style:family="table">
      <style:table-properties style:width="17cm" table:align="left"/>
    </style:style>
    <style:style style:name="Tabla1.A" style:family="table-column">
      <style:table-column-properties style:column-width="1.037cm"/>
    </style:style>
    <style:style style:name="Tabla1.B" style:family="table-column">
      <style:table-column-properties style:column-width="5.632cm"/>
    </style:style>
    <style:style style:name="Tabla1.C" style:family="table-column">
      <style:table-column-properties style:column-width="2.82cm"/>
    </style:style>
    <style:style style:name="Tabla1.D" style:family="table-column">
      <style:table-column-properties style:column-width="2.928cm"/>
    </style:style>
    <style:style style:name="Tabla1.E" style:family="table-column">
      <style:table-column-properties style:column-width="4.583cm"/>
    </style:style>
    <style:style style:name="Tabla1.A1" style:family="table-cell">
      <style:table-cell-properties style:vertical-align="middle" fo:padding="0.049cm" fo:border="none"/>
    </style:style>
    <style:style style:name="Tabla2" style:family="table">
      <style:table-properties style:width="17cm" table:align="left" fo:background-color="transparent">
        <style:background-image/>
      </style:table-properties>
    </style:style>
    <style:style style:name="Tabla2.A" style:family="table-column">
      <style:table-column-properties style:column-width="2.708cm"/>
    </style:style>
    <style:style style:name="Tabla2.B" style:family="table-column">
      <style:table-column-properties style:column-width="3.814cm"/>
    </style:style>
    <style:style style:name="Tabla2.C" style:family="table-column">
      <style:table-column-properties style:column-width="10.479cm"/>
    </style:style>
    <style:style style:name="Tabla2.1" style:family="table-row">
      <style:table-row-properties fo:background-color="transparent">
        <style:background-image/>
      </style:table-row-properties>
    </style:style>
    <style:style style:name="Tabla2.A1" style:family="table-cell">
      <style:table-cell-properties style:vertical-align="middle" fo:background-color="transparent" fo:padding="0.049cm" fo:border="0.75pt solid #cfd9de">
        <style:background-image/>
      </style:table-cell-properties>
    </style:style>
    <style:style style:name="P1" style:family="paragraph" style:parent-style-name="Standard">
      <style:text-properties officeooo:rsid="0018cd43" officeooo:paragraph-rsid="0018cd43"/>
    </style:style>
    <style:style style:name="P2" style:family="paragraph" style:parent-style-name="Horizontal_20_Line">
      <style:text-properties officeooo:rsid="0018cd43" officeooo:paragraph-rsid="0018cd43"/>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text-properties officeooo:rsid="0018cd43" officeooo:paragraph-rsid="0018cd43"/>
    </style:style>
    <style:style style:name="P10" style:family="paragraph" style:parent-style-name="Preformatted_20_Text">
      <style:paragraph-properties fo:margin-top="0cm" fo:margin-bottom="0.499cm" style:contextual-spacing="false"/>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Heading_20_1">
      <style:text-properties officeooo:rsid="0018cd43"/>
    </style:style>
    <style:style style:name="P30" style:family="paragraph" style:parent-style-name="Text_20_body" style:list-style-name="L25"/>
    <style:style style:name="P31" style:family="paragraph" style:parent-style-name="Horizontal_20_Line">
      <style:text-properties officeooo:paragraph-rsid="0018cd43"/>
    </style:style>
    <style:style style:name="P32" style:family="paragraph" style:parent-style-name="Text_20_body">
      <style:text-properties officeooo:paragraph-rsid="0018cd43"/>
    </style:style>
    <style:style style:name="P33" style:family="paragraph" style:parent-style-name="Heading_20_2">
      <style:text-properties officeooo:paragraph-rsid="0018cd43"/>
    </style:style>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Preformatted_20_Text" style:list-style-name="L28"/>
    <style:style style:name="P38" style:family="paragraph" style:parent-style-name="Preformatted_20_Text" style:list-style-name="L28">
      <style:paragraph-properties fo:margin-top="0cm" fo:margin-bottom="0.499cm" style:contextual-spacing="false"/>
    </style:style>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37"/>
    <style:style style:name="P48" style:family="paragraph" style:parent-style-name="Text_20_body" style:list-style-name="L38"/>
    <style:style style:name="P49" style:family="paragraph" style:parent-style-name="Text_20_body" style:list-style-name="L39"/>
    <style:style style:name="P50" style:family="paragraph" style:parent-style-name="Text_20_body" style:list-style-name="L40"/>
    <style:style style:name="P51" style:family="paragraph" style:parent-style-name="Text_20_body" style:list-style-name="L41"/>
    <style:style style:name="P52" style:family="paragraph" style:parent-style-name="Text_20_body" style:list-style-name="L42"/>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5"/>
    <style:style style:name="P56" style:family="paragraph" style:parent-style-name="Text_20_body" style:list-style-name="L46"/>
    <style:style style:name="P57" style:family="paragraph" style:parent-style-name="Text_20_body" style:list-style-name="L47"/>
    <style:style style:name="P58" style:family="paragraph" style:parent-style-name="Text_20_body" style:list-style-name="L48"/>
    <style:style style:name="P59" style:family="paragraph" style:parent-style-name="Text_20_body" style:list-style-name="L49"/>
    <style:style style:name="P60" style:family="paragraph" style:parent-style-name="Standard">
      <style:text-properties fo:color="#000000" loext:opacity="100%" style:font-name="sans-serif" officeooo:paragraph-rsid="0018cd43" fo:background-color="transparent"/>
    </style:style>
    <style:style style:name="P61" style:family="paragraph" style:parent-style-name="Standard">
      <style:paragraph-properties fo:margin-left="0cm" fo:margin-right="0cm" fo:margin-top="0cm" fo:margin-bottom="0.499cm" style:contextual-spacing="false" fo:text-indent="0cm" style:auto-text-indent="false" style:writing-mode="lr-tb"/>
      <style:text-properties fo:color="#000000" loext:opacity="100%" style:font-name="sans-serif" fo:background-color="transparent"/>
    </style:style>
    <style:style style:name="P62" style:family="paragraph" style:parent-style-name="Text_20_body" style:list-style-name="L5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3" style:family="paragraph" style:parent-style-name="Text_20_body">
      <style:paragraph-properties fo:margin-left="0cm" fo:margin-right="0cm" fo:text-indent="0cm" style:auto-text-indent="false" style:writing-mode="lr-tb"/>
      <style:text-properties fo:color="#000000" loext:opacity="100%" style:font-name="sans-serif" fo:background-color="transparent"/>
    </style:style>
    <style:style style:name="P64" style:family="paragraph" style:parent-style-name="Preformatted_20_Text">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style>
    <style:style style:name="P65" style:family="paragraph" style:parent-style-name="Preformatted_20_Text">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style>
    <style:style style:name="P66"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style:font-name="sans-serif" fo:background-color="transparent"/>
    </style:style>
    <style:style style:name="P67" style:family="paragraph" style:parent-style-name="Text_20_body" style:list-style-name="L5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8" style:family="paragraph" style:parent-style-name="Preformatted_20_Text" style:list-style-name="L51">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69" style:family="paragraph" style:parent-style-name="Preformatted_20_Text" style:list-style-name="L51">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70" style:family="paragraph" style:parent-style-name="Text_20_body" style:list-style-name="L51">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71" style:family="paragraph" style:parent-style-name="Text_20_body" style:list-style-name="L5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72" style:family="paragraph" style:parent-style-name="Text_20_body" style:list-style-name="L52">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73" style:family="paragraph" style:parent-style-name="Text_20_body" style:list-style-name="L5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74" style:family="paragraph" style:parent-style-name="Text_20_body" style:list-style-name="L5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75" style:family="paragraph" style:parent-style-name="Text_20_body" style:list-style-name="L54">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76" style:family="paragraph" style:parent-style-name="Text_20_body" style:list-style-name="L5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77" style:family="paragraph" style:parent-style-name="Text_20_body" style:list-style-name="L56">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78" style:family="paragraph" style:parent-style-name="Standard">
      <style:paragraph-properties fo:margin-left="0cm" fo:margin-right="0cm" fo:text-indent="0cm" style:auto-text-indent="false" style:writing-mode="lr-tb"/>
      <style:text-properties fo:color="#000000" loext:opacity="100%" style:font-name="sans-serif" fo:background-color="transparent"/>
    </style:style>
    <style:style style:name="P79" style:family="paragraph" style:parent-style-name="Text_20_body" style:list-style-name="L5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0" style:family="paragraph" style:parent-style-name="Preformatted_20_Text" style:list-style-name="L57">
      <loext:graphic-properties draw:fill="none" draw:fill-color="#ffffff"/>
      <style:paragraph-properties fo:margin-left="0cm" fo:margin-right="0cm" fo:margin-top="0cm" fo:margin-bottom="0cm" style:contextual-spacing="false" fo:line-height="150%" fo:text-align="start" style:justify-single-word="false" fo:text-indent="0cm" style:auto-text-indent="false" fo:background-color="transparent" fo:padding="0cm" fo:border="none" style:writing-mode="lr-tb"/>
    </style:style>
    <style:style style:name="P81" style:family="paragraph" style:parent-style-name="Preformatted_20_Text" style:list-style-name="L57">
      <loext:graphic-properties draw:fill="none" draw:fill-color="#ffffff"/>
      <style:paragraph-properties fo:margin-left="0cm" fo:margin-right="0cm" fo:margin-top="0cm" fo:margin-bottom="0cm" style:contextual-spacing="false" fo:line-height="150%" fo:text-align="start" style:justify-single-word="false" fo:background-color="transparent" fo:padding="0cm" fo:border="none" style:writing-mode="lr-tb"/>
    </style:style>
    <style:style style:name="P82" style:family="paragraph" style:parent-style-name="Text_20_body" style:list-style-name="L57">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monospace" fo:font-size="10pt" fo:background-color="transparent"/>
    </style:style>
    <style:style style:name="P83" style:family="paragraph" style:parent-style-name="Text_20_body" style:list-style-name="L58">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4" style:family="paragraph" style:parent-style-name="Text_20_body" style:list-style-name="L59">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5" style:family="paragraph" style:parent-style-name="Text_20_body" style:list-style-name="L60">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6" style:family="paragraph" style:parent-style-name="Text_20_body" style:list-style-name="L6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7" style:family="paragraph" style:parent-style-name="Text_20_body" style:list-style-name="L6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88" style:family="paragraph" style:parent-style-name="Text_20_body">
      <style:text-properties officeooo:rsid="001eb3c7" officeooo:paragraph-rsid="001eb3c7"/>
    </style:style>
    <style:style style:name="P89" style:family="paragraph" style:parent-style-name="Standard">
      <style:text-properties fo:color="#000000" loext:opacity="100%" style:font-name="sans-serif" officeooo:rsid="001eb3c7" officeooo:paragraph-rsid="001eb3c7" fo:background-color="transparent"/>
    </style:style>
    <style:style style:name="P90" style:family="paragraph" style:parent-style-name="Text_20_body" style:list-style-name="L6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1" style:family="paragraph" style:parent-style-name="Text_20_body" style:list-style-name="L64">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92" style:family="paragraph" style:parent-style-name="Text_20_body" style:list-style-name="L6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3" style:family="paragraph" style:parent-style-name="Text_20_body" style:list-style-name="L65">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4" style:family="paragraph" style:parent-style-name="Text_20_body" style:list-style-name="L65">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95" style:family="paragraph" style:parent-style-name="Table_20_Heading">
      <style:paragraph-properties fo:margin-left="0cm" fo:margin-right="0cm" fo:text-indent="0cm" style:auto-text-indent="false" style:writing-mode="lr-tb"/>
      <style:text-properties fo:color="#000000" loext:opacity="100%" style:font-name="sans-serif" fo:font-weight="bold" fo:background-color="transparent"/>
    </style:style>
    <style:style style:name="P96" style:family="paragraph" style:parent-style-name="Table_20_Contents">
      <style:paragraph-properties fo:margin-left="0cm" fo:margin-right="0cm" fo:text-indent="0cm" style:auto-text-indent="false" style:writing-mode="lr-tb"/>
      <style:text-properties fo:color="#000000" loext:opacity="100%" style:font-name="sans-serif" fo:background-color="transparent"/>
    </style:style>
    <style:style style:name="P97" style:family="paragraph" style:parent-style-name="Text_20_body" style:list-style-name="L66">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8" style:family="paragraph" style:parent-style-name="Text_20_body" style:list-style-name="L67">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T1" style:family="text">
      <style:text-properties officeooo:rsid="0018cd43"/>
    </style:style>
    <style:style style:name="T2" style:family="text">
      <style:text-properties style:font-name="monospace" fo:font-size="10pt"/>
    </style:style>
    <style:style style:name="T3" style:family="text">
      <style:text-properties fo:color="#000000" loext:opacity="100%" style:font-name="monospace" fo:font-size="10pt" fo:background-color="transparent" loext:char-shading-value="0"/>
    </style:style>
    <style:style style:name="T4" style:family="text">
      <style:text-properties fo:color="#000000" loext:opacity="100%" style:font-name="sans-serif" fo:background-color="transparent" loext:char-shading-value="0"/>
    </style:style>
    <style:style style:name="T5" style:family="text">
      <style:text-properties fo:color="#000080" loext:opacity="100%" style:font-name="sans-serif" fo:background-color="transparent" loext:char-shading-value="0"/>
    </style:style>
    <style:style style:name="T6" style:family="text">
      <style:text-properties fo:color="#000000" loext:opacity="100%" style:font-name="sans-serif" fo:font-weight="bold" style:font-name-asian="sans-serif" style:font-weight-asian="bold" style:font-name-complex="sans-serif" style:font-weight-complex="bold"/>
    </style:style>
    <style:style style:name="T7" style:family="text">
      <style:text-properties fo:color="#000000" loext:opacity="100%" style:font-name="sans-serif" style:font-name-asian="sans-serif" style:font-name-complex="sans-seri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PROTECT</text:p>
      <text:p text:style-name="P1"/>
      <text:p text:style-name="P2"/>
      <text:h text:style-name="Heading_20_3" text:outline-level="3">1. Register and Enforce Your Rights</text:h>
      <text:list text:style-name="L1">
        <text:list-item>
          <text:p text:style-name="P3"><text:span text:style-name="Strong_20_Emphasis">Copyright &amp; Trademarks:</text:span> Formally register your works (e.g. written content, images, software, brand names/logos) in the jurisdictions where you operate or where infringement is likely. Registration strengthens your ability to enforce rights via takedown notices or litigation.</text:p>
        </text:list-item>
        <text:list-item>
          <text:p text:style-name="P3"><text:span text:style-name="Strong_20_Emphasis">Patents:</text:span> If you’ve invented a novel process or technology (e.g. AI algorithm), consider patent protection to block unauthorized commercial use.</text:p>
        </text:list-item>
        <text:list-item>
          <text:p text:style-name="P3"><text:span text:style-name="Strong_20_Emphasis">Enforcement:</text:span> Monitor major AI training datasets, platforms, and websites. Issue DMCA (or equivalent) takedown notices when you find unauthorized copies of your content used to train or power AI models.</text:p>
        </text:list-item>
      </text:list>
      <text:h text:style-name="Heading_20_3" text:outline-level="3">2. Use Licensing Terms Tailored to AI</text:h>
      <text:list text:style-name="L2">
        <text:list-item>
          <text:p text:style-name="P4"><text:span text:style-name="Strong_20_Emphasis">Explicit Prohibitions:</text:span> When you license your work (e.g. via your website’s Terms of Use), include clauses that forbid “indexing, copying, processing, or training of machine-learning or AI systems without express permission.”</text:p>
        </text:list-item>
        <text:list-item>
          <text:p text:style-name="P4"><text:span text:style-name="Strong_20_Emphasis">Creative Commons “No AI” Tags:</text:span> Creative Commons has introduced metadata flags (e.g. “NoDerivatives” or specific “No AI Training” tags) to signal automated systems that they should not use your work to train models.</text:p>
        </text:list-item>
        <text:list-item>
          <text:p text:style-name="P4"><text:span text:style-name="Strong_20_Emphasis">API &amp; Data‐Use Agreements:</text:span> If you provide data via an API, require users to agree they won’t use the data for automated model-training.</text:p>
        </text:list-item>
      </text:list>
      <text:h text:style-name="Heading_20_3" text:outline-level="3">3. Embed Technical Protections</text:h>
      <text:list text:style-name="L3">
        <text:list-item>
          <text:p text:style-name="P5"><text:span text:style-name="Strong_20_Emphasis">Visible &amp; Invisible Watermarks:</text:span> For visual media, embed robust watermarks (e.g. digital watermarking or steganographic marks) so that even if an AI extracts or transforms your image, you can prove its origin.</text:p>
        </text:list-item>
        <text:list-item>
          <text:p text:style-name="P5"><text:span text:style-name="Strong_20_Emphasis">Metadata &amp; Robots.txt:</text:span> Add metadata headers to your files indicating “no-archive” or “no-ai-train.” On web‐served content, use robots.txt or X-Robots-Tag headers to discourage compliant crawlers from scraping content for AI training.</text:p>
        </text:list-item>
        <text:list-item>
          <text:p text:style-name="P5"><text:span text:style-name="Strong_20_Emphasis">Tokenized Licensing / Blockchain Timestamping:</text:span> Record hashes of your works on a public blockchain to establish proof of creation date and ownership, which can strengthen enforcement actions.</text:p>
        </text:list-item>
      </text:list>
      <text:h text:style-name="Heading_20_3" text:outline-level="3">4. Contracts and Non-Disclosure</text:h>
      <text:list text:style-name="L4">
        <text:list-item>
          <text:p text:style-name="P6"><text:span text:style-name="Strong_20_Emphasis">NDAs &amp; Employment Agreements:</text:span> Require employees, contractors, or collaborators to sign confidentiality agreements that expressly forbid using your IP for AI model development outside the scope of the project.</text:p>
        </text:list-item>
        <text:list-item>
          <text:p text:style-name="P6"><text:soft-page-break/><text:span text:style-name="Strong_20_Emphasis">Vendor &amp; Partner Contracts:</text:span> When sharing data or content with third parties, include IP‐protection clauses that prohibit them from repurposing it to build or train competitive AI services.</text:p>
        </text:list-item>
      </text:list>
      <text:h text:style-name="Heading_20_3" text:outline-level="3">5. Monitor and Audit AI Models</text:h>
      <text:list text:style-name="L5">
        <text:list-item>
          <text:p text:style-name="P7"><text:span text:style-name="Strong_20_Emphasis">Use AI‐Detection Tools:</text:span> Deploy services that scan widely‐used AI models for traces of your protected content (e.g. sequence matching for text, reverse‐image search for visuals).</text:p>
        </text:list-item>
        <text:list-item>
          <text:p text:style-name="P7"><text:span text:style-name="Strong_20_Emphasis">Audit Licensing Compliance:</text:span> If your content is licensed in marketplaces (stock assets, code repositories), audit licensees for AI‐training usage and enforce breaches.</text:p>
        </text:list-item>
      </text:list>
      <text:h text:style-name="Heading_20_3" text:outline-level="3">6. Stay Current with Policy and Advocacy</text:h>
      <text:list text:style-name="L6">
        <text:list-item>
          <text:p text:style-name="P8"><text:span text:style-name="Strong_20_Emphasis">Follow Regulatory Developments:</text:span> Laws such as the Digital Services Act in the EU or evolving U.S. copyright regulations may soon impose training‐consent requirements on AI providers. Align with advocacy groups (e.g. CC, EFF) to push for stronger “opt-out” mechanisms.</text:p>
        </text:list-item>
        <text:list-item>
          <text:p text:style-name="P8"><text:span text:style-name="Strong_20_Emphasis">Engage with Platform Policies:</text:span> Major AI providers (OpenAI, Google, Meta) periodically update their training policies. Submit formal “opt-out” requests if they offer them, and keep track of which providers have agreed to respect creator-optouts.</text:p>
        </text:list-item>
      </text:list>
      <text:p text:style-name="Horizontal_20_Line"/>
      <text:p text:style-name="Text_20_body"><text:span text:style-name="Strong_20_Emphasis">In practice</text:span>, combine multiple layers: register and watermark your content, craft airtight licenses, employ technical blocks, and actively monitor AI ecosystems. Finally, because IP laws and AI regulations vary by country and are evolving rapidly, it’s wise to consult a qualified IP attorney to tailor these measures to your specific jurisdiction and type of work.</text:p>
      <text:p text:style-name="P1"/>
      <text:p text:style-name="P9">Protecting your intellectual property (IP) on public webpages from AI systems and automated agents (crawlers, scrapers, bots) involves <text:span text:style-name="Strong_20_Emphasis">legal</text:span>, <text:span text:style-name="Strong_20_Emphasis">technical</text:span>, and <text:span text:style-name="Strong_20_Emphasis">contractual</text:span> layers of defense. Here's how to strengthen your protection:</text:p>
      <text:p text:style-name="Horizontal_20_Line"/>
      <text:h text:style-name="Heading_20_2" text:outline-level="2"><text:span text:style-name="Strong_20_Emphasis">1. Technical Measures to Block AI Crawlers</text:span></text:h>
      <text:p text:style-name="Text_20_body">These prevent many AI agents from collecting your data in the first place.</text:p>
      <text:h text:style-name="Heading_20_3" text:outline-level="3">a. <text:span text:style-name="Strong_20_Emphasis">robots.txt and meta tags</text:span></text:h>
      <text:p text:style-name="Text_20_body">Add these to your website to signal to compliant crawlers (e.g., OpenAI, Googlebot, Common Crawl):</text:p>
      <text:p text:style-name="Preformatted_20_Text"><text:span text:style-name="Source_20_Text">User-agent: *</text:span></text:p>
      <text:p text:style-name="P10"><text:span text:style-name="Source_20_Text">Disallow: /</text:span></text:p>
      <text:p text:style-name="Text_20_body">In your <text:span text:style-name="Source_20_Text">&lt;head&gt;</text:span> tag, also use:</text:p>
      <text:p text:style-name="P10"><text:span text:style-name="Source_20_Text">&lt;meta name="robots" content="noindex, noarchive, nofollow, noai, noimageai"&gt;</text:span></text:p>
      <text:p text:style-name="Text_20_body"><text:soft-page-break/>Some AI agents (e.g., OpenAI's GPTBot, Anthropic’s ClaudeBot) respect robots.txt. You can specify:</text:p>
      <text:p text:style-name="Preformatted_20_Text"><text:span text:style-name="Source_20_Text">User-agent: GPTBot</text:span></text:p>
      <text:p text:style-name="Preformatted_20_Text"><text:span text:style-name="Source_20_Text">Disallow: /</text:span></text:p>
      <text:p text:style-name="Preformatted_20_Text"/>
      <text:p text:style-name="Preformatted_20_Text"><text:span text:style-name="Source_20_Text">User-agent: ClaudeBot</text:span></text:p>
      <text:p text:style-name="P10"><text:span text:style-name="Source_20_Text">Disallow: /</text:span></text:p>
      <text:h text:style-name="Heading_20_3" text:outline-level="3">b. <text:span text:style-name="Strong_20_Emphasis">IP Blocking and Bot Detection</text:span></text:h>
      <text:list text:style-name="L7">
        <text:list-item>
          <text:p text:style-name="P11">Use tools like Cloudflare, BotGuard, or AWS WAF to detect and block non-human traffic.</text:p>
        </text:list-item>
        <text:list-item>
          <text:p text:style-name="P11">Rate-limit or CAPTCHA suspected bots.</text:p>
        </text:list-item>
        <text:list-item>
          <text:p text:style-name="P11">Monitor traffic logs for scrapers and suspicious user agents.</text:p>
        </text:list-item>
      </text:list>
      <text:h text:style-name="Heading_20_3" text:outline-level="3">c. <text:span text:style-name="Strong_20_Emphasis">Obfuscation</text:span></text:h>
      <text:list text:style-name="L8">
        <text:list-item>
          <text:p text:style-name="P12">Use JavaScript to dynamically render sensitive content, which may hinder basic scrapers.</text:p>
        </text:list-item>
        <text:list-item>
          <text:p text:style-name="P12">Embed watermarking or fingerprinting in images, documents, and even text (like invisible Unicode characters) to track misuse.</text:p>
        </text:list-item>
      </text:list>
      <text:p text:style-name="Horizontal_20_Line"/>
      <text:h text:style-name="Heading_20_2" text:outline-level="2"><text:span text:style-name="Strong_20_Emphasis">2. Legal Protections and Warnings</text:span></text:h>
      <text:h text:style-name="Heading_20_3" text:outline-level="3">a. <text:span text:style-name="Strong_20_Emphasis">Terms of Use / License</text:span></text:h>
      <text:p text:style-name="Text_20_body">Publish strong terms that:</text:p>
      <text:list text:style-name="L9">
        <text:list-item>
          <text:p text:style-name="P13">Explicitly <text:span text:style-name="Strong_20_Emphasis">prohibit scraping, automated access, and AI training</text:span>.</text:p>
        </text:list-item>
        <text:list-item>
          <text:p text:style-name="P13">Forbid the reproduction, distribution, or modification of your content by AI systems.</text:p>
        </text:list-item>
        <text:list-item>
          <text:p text:style-name="P13">State that violations may lead to legal action under copyright, contract, and computer misuse laws.</text:p>
        </text:list-item>
      </text:list>
      <text:p text:style-name="Text_20_body"><text:span text:style-name="Strong_20_Emphasis">Example clause:</text:span></text:p>
      <text:p text:style-name="Quotations">"You may not use, copy, store, index, or process any part of this website’s content for training, fine-tuning, or augmenting machine learning or artificial intelligence systems, without prior written consent."</text:p>
      <text:h text:style-name="Heading_20_3" text:outline-level="3">b. <text:span text:style-name="Strong_20_Emphasis">Copyright Notices</text:span></text:h>
      <text:p text:style-name="Text_20_body">Display a copyright notice prominently. Consider a digital watermark or hashed timestamp for proof of authorship.</text:p>
      <text:p text:style-name="Horizontal_20_Line"/>
      <text:h text:style-name="Heading_20_2" text:outline-level="2"><text:span text:style-name="Strong_20_Emphasis">3. Licensing and Distribution Controls</text:span></text:h>
      <text:list text:style-name="L10">
        <text:list-item>
          <text:p text:style-name="P14">Only distribute your high-value content (e.g., PDFs, images, code) through platforms that enforce license restrictions.</text:p>
        </text:list-item>
        <text:list-item>
          <text:p text:style-name="P14"><text:soft-page-break/>Use licenses that prohibit AI training explicitly (e.g., Creative Commons with NoAI clauses).</text:p>
        </text:list-item>
        <text:list-item>
          <text:p text:style-name="P14">Consider using DRM (Digital Rights Management) for downloadable files.</text:p>
        </text:list-item>
      </text:list>
      <text:p text:style-name="Horizontal_20_Line"/>
      <text:h text:style-name="Heading_20_2" text:outline-level="2"><text:span text:style-name="Strong_20_Emphasis">4. Monitor and Enforce</text:span></text:h>
      <text:list text:style-name="L11">
        <text:list-item>
          <text:p text:style-name="P15"><text:span text:style-name="Strong_20_Emphasis">Reverse image search</text:span>, plagiarism checkers (like Copyscape), and AI-detection tools can help track misuse.</text:p>
        </text:list-item>
        <text:list-item>
          <text:p text:style-name="P15">Periodically scan AI outputs for content similar to yours.</text:p>
        </text:list-item>
        <text:list-item>
          <text:p text:style-name="P15">Send DMCA takedown notices or cease &amp; desist letters to violators.</text:p>
        </text:list-item>
      </text:list>
      <text:p text:style-name="Horizontal_20_Line"/>
      <text:h text:style-name="Heading_20_2" text:outline-level="2"><text:span text:style-name="Strong_20_Emphasis">5. Participate in AI Opt-Out Registries</text:span></text:h>
      <text:p text:style-name="Text_20_body">Some companies are beginning to honor opt-out requests. Check:</text:p>
      <text:list text:style-name="L12">
        <text:list-item>
          <text:p text:style-name="P16"><text:a xlink:type="simple" xlink:href="https://platform.openai.com/docs/gptbot" text:style-name="Internet_20_link" text:visited-style-name="Visited_20_Internet_20_Link">OpenAI's GPTBot opt-out guide</text:a></text:p>
        </text:list-item>
        <text:list-item>
          <text:p text:style-name="P16"><text:a xlink:type="simple" xlink:href="https://commoncrawl.org/faq/" text:style-name="Internet_20_link" text:visited-style-name="Visited_20_Internet_20_Link">Common Crawl guidelines</text:a></text:p>
        </text:list-item>
        <text:list-item>
          <text:p text:style-name="P16"><text:a xlink:type="simple" xlink:href="https://www.anthropic.com/legal" text:style-name="Internet_20_link" text:visited-style-name="Visited_20_Internet_20_Link">Anthropic's crawler policy</text:a></text:p>
        </text:list-item>
      </text:list>
      <text:p text:style-name="Horizontal_20_Line"/>
      <text:p text:style-name="Text_20_body">Would you like help writing a custom <text:span text:style-name="Strong_20_Emphasis">Terms of Use</text:span> or setting up your site’s <text:span text:style-name="Source_20_Text">robots.txt</text:span>?</text:p>
      <text:p text:style-name="P1"/>
      <text:p text:style-name="P1"/>
      <text:p text:style-name="P9">Here’s how to create a <text:span text:style-name="Strong_20_Emphasis"><text:span text:style-name="Source_20_Text">robots.txt</text:span></text:span> and an <text:span text:style-name="Strong_20_Emphasis"><text:span text:style-name="Source_20_Text">llms.txt</text:span></text:span> (a newer, emerging standard used by some LLM providers) to <text:span text:style-name="Strong_20_Emphasis">block AI systems and crawlers from accessing and using your content</text:span>.</text:p>
      <text:p text:style-name="Horizontal_20_Line"/>
      <text:h text:style-name="Heading_20_2" text:outline-level="2"><text:span text:style-name="Strong_20_Emphasis">1. robots.txt</text:span></text:h>
      <text:p text:style-name="Text_20_body">Place this file in your site's root directory (<text:span text:style-name="Source_20_Text">https://yourdomain.com/robots.txt</text:span>):</text:p>
      <text:p text:style-name="Preformatted_20_Text"><text:span text:style-name="Source_20_Text"># Block all bots by default</text:span></text:p>
      <text:p text:style-name="Preformatted_20_Text"><text:span text:style-name="Source_20_Text">User-agent: *</text:span></text:p>
      <text:p text:style-name="Preformatted_20_Text"><text:span text:style-name="Source_20_Text">Disallow: /</text:span></text:p>
      <text:p text:style-name="Preformatted_20_Text"/>
      <text:p text:style-name="Preformatted_20_Text"><text:span text:style-name="Source_20_Text"># Explicitly block known AI crawlers</text:span></text:p>
      <text:p text:style-name="Preformatted_20_Text"><text:span text:style-name="Source_20_Text">User-agent: GPTBot</text:span></text:p>
      <text:p text:style-name="Preformatted_20_Text"><text:span text:style-name="Source_20_Text">Disallow: /</text:span></text:p>
      <text:p text:style-name="Preformatted_20_Text"/>
      <text:p text:style-name="Preformatted_20_Text"><text:span text:style-name="Source_20_Text">User-agent: ChatGPT-User</text:span></text:p>
      <text:p text:style-name="Preformatted_20_Text"><text:span text:style-name="Source_20_Text">Disallow: /</text:span></text:p>
      <text:p text:style-name="Preformatted_20_Text"/>
      <text:p text:style-name="Preformatted_20_Text"><text:span text:style-name="Source_20_Text">User-agent: ClaudeBot</text:span></text:p>
      <text:p text:style-name="Preformatted_20_Text"><text:span text:style-name="Source_20_Text">Disallow: /</text:span></text:p>
      <text:p text:style-name="Preformatted_20_Text"/>
      <text:p text:style-name="Preformatted_20_Text"><text:span text:style-name="Source_20_Text">User-agent: anthropic-ai</text:span></text:p>
      <text:p text:style-name="Preformatted_20_Text"><text:soft-page-break/><text:span text:style-name="Source_20_Text">Disallow: /</text:span></text:p>
      <text:p text:style-name="Preformatted_20_Text"/>
      <text:p text:style-name="Preformatted_20_Text"><text:span text:style-name="Source_20_Text">User-agent: Google-Extended</text:span></text:p>
      <text:p text:style-name="Preformatted_20_Text"><text:span text:style-name="Source_20_Text">Disallow: /</text:span></text:p>
      <text:p text:style-name="Preformatted_20_Text"/>
      <text:p text:style-name="Preformatted_20_Text"><text:span text:style-name="Source_20_Text">User-agent: CCBot</text:span></text:p>
      <text:p text:style-name="Preformatted_20_Text"><text:span text:style-name="Source_20_Text">Disallow: /</text:span></text:p>
      <text:p text:style-name="Preformatted_20_Text"/>
      <text:p text:style-name="Preformatted_20_Text"><text:span text:style-name="Source_20_Text">User-agent: facebookexternalhit</text:span></text:p>
      <text:p text:style-name="Preformatted_20_Text"><text:span text:style-name="Source_20_Text">Disallow: /</text:span></text:p>
      <text:p text:style-name="Preformatted_20_Text"/>
      <text:p text:style-name="Preformatted_20_Text"><text:span text:style-name="Source_20_Text">User-agent: Bytespider</text:span></text:p>
      <text:p text:style-name="Preformatted_20_Text"><text:span text:style-name="Source_20_Text">Disallow: /</text:span></text:p>
      <text:p text:style-name="Preformatted_20_Text"/>
      <text:p text:style-name="Preformatted_20_Text"><text:span text:style-name="Source_20_Text">User-agent: Yandex</text:span></text:p>
      <text:p text:style-name="Preformatted_20_Text"><text:span text:style-name="Source_20_Text">Disallow: /</text:span></text:p>
      <text:p text:style-name="Preformatted_20_Text"/>
      <text:p text:style-name="Preformatted_20_Text"><text:span text:style-name="Source_20_Text">User-agent: Sogou</text:span></text:p>
      <text:p text:style-name="P10"><text:span text:style-name="Source_20_Text">Disallow: /</text:span></text:p>
      <text:p text:style-name="Horizontal_20_Line"/>
      <text:h text:style-name="Heading_20_2" text:outline-level="2"><text:span text:style-name="Strong_20_Emphasis">2. llms.txt</text:span></text:h>
      <text:p text:style-name="Text_20_body">Place this file at the root of your domain (<text:span text:style-name="Source_20_Text">https://yourdomain.com/llms.txt</text:span>). This is an <text:span text:style-name="Strong_20_Emphasis">emerging convention</text:span> supported by some LLM developers (like OpenAI) to explicitly declare restrictions.</text:p>
      <text:p text:style-name="Preformatted_20_Text"><text:span text:style-name="Source_20_Text"># All AI models and language agents are denied permission</text:span></text:p>
      <text:p text:style-name="Preformatted_20_Text"><text:span text:style-name="Source_20_Text">User-agent: *</text:span></text:p>
      <text:p text:style-name="Preformatted_20_Text"><text:span text:style-name="Source_20_Text">Disallow: /</text:span></text:p>
      <text:p text:style-name="Preformatted_20_Text"/>
      <text:p text:style-name="Preformatted_20_Text"><text:span text:style-name="Source_20_Text"># Specific disallowance for LLMs</text:span></text:p>
      <text:p text:style-name="Preformatted_20_Text"><text:span text:style-name="Source_20_Text">User-agent: GPT-4</text:span></text:p>
      <text:p text:style-name="Preformatted_20_Text"><text:span text:style-name="Source_20_Text">Disallow: /</text:span></text:p>
      <text:p text:style-name="Preformatted_20_Text"><text:span text:style-name="Source_20_Text">User-agent: GPTBot</text:span></text:p>
      <text:p text:style-name="Preformatted_20_Text"><text:span text:style-name="Source_20_Text">Disallow: /</text:span></text:p>
      <text:p text:style-name="Preformatted_20_Text"><text:span text:style-name="Source_20_Text">User-agent: Claude</text:span></text:p>
      <text:p text:style-name="Preformatted_20_Text"><text:span text:style-name="Source_20_Text">Disallow: /</text:span></text:p>
      <text:p text:style-name="Preformatted_20_Text"><text:span text:style-name="Source_20_Text">User-agent: ClaudeBot</text:span></text:p>
      <text:p text:style-name="Preformatted_20_Text"><text:span text:style-name="Source_20_Text">Disallow: /</text:span></text:p>
      <text:p text:style-name="Preformatted_20_Text"><text:span text:style-name="Source_20_Text">User-agent: Gemini</text:span></text:p>
      <text:p text:style-name="Preformatted_20_Text"><text:span text:style-name="Source_20_Text">Disallow: /</text:span></text:p>
      <text:p text:style-name="Preformatted_20_Text"><text:span text:style-name="Source_20_Text">User-agent: Bard</text:span></text:p>
      <text:p text:style-name="Preformatted_20_Text"><text:span text:style-name="Source_20_Text">Disallow: /</text:span></text:p>
      <text:p text:style-name="Preformatted_20_Text"><text:span text:style-name="Source_20_Text">User-agent: LLaMA</text:span></text:p>
      <text:p text:style-name="Preformatted_20_Text"><text:span text:style-name="Source_20_Text">Disallow: /</text:span></text:p>
      <text:p text:style-name="Preformatted_20_Text"><text:span text:style-name="Source_20_Text">User-agent: Mistral</text:span></text:p>
      <text:p text:style-name="Preformatted_20_Text"><text:span text:style-name="Source_20_Text">Disallow: /</text:span></text:p>
      <text:p text:style-name="Preformatted_20_Text"><text:span text:style-name="Source_20_Text">User-agent: Mixtral</text:span></text:p>
      <text:p text:style-name="Preformatted_20_Text"><text:span text:style-name="Source_20_Text">Disallow: /</text:span></text:p>
      <text:p text:style-name="Preformatted_20_Text"><text:span text:style-name="Source_20_Text">User-agent: PaLM</text:span></text:p>
      <text:p text:style-name="Preformatted_20_Text"><text:span text:style-name="Source_20_Text">Disallow: /</text:span></text:p>
      <text:p text:style-name="Preformatted_20_Text"><text:span text:style-name="Source_20_Text">User-agent: Cohere</text:span></text:p>
      <text:p text:style-name="P10"><text:span text:style-name="Source_20_Text">Disallow: /</text:span></text:p>
      <text:p text:style-name="Horizontal_20_Line"/>
      <text:h text:style-name="Heading_20_3" text:outline-level="3"><text:soft-page-break/><text:span text:style-name="Strong_20_Emphasis">How to Activate This Protection</text:span></text:h>
      <text:list text:style-name="L13">
        <text:list-item>
          <text:p text:style-name="P17">Upload both files to the <text:span text:style-name="Strong_20_Emphasis">root</text:span> of your website (<text:span text:style-name="Source_20_Text">public_html</text:span>, <text:span text:style-name="Source_20_Text">/</text:span>, or equivalent).</text:p>
        </text:list-item>
        <text:list-item>
          <text:p text:style-name="P17">Verify you can access:</text:p>
          <text:list>
            <text:list-item>
              <text:p text:style-name="P17"><text:span text:style-name="Source_20_Text">https://yourdomain.com/robots.txt</text:span></text:p>
            </text:list-item>
            <text:list-item>
              <text:p text:style-name="P17"><text:span text:style-name="Source_20_Text">https://yourdomain.com/llms.txt</text:span></text:p>
            </text:list-item>
          </text:list>
        </text:list-item>
        <text:list-item>
          <text:p text:style-name="P17">Add a <text:span text:style-name="Strong_20_Emphasis">notice in your site's footer or terms of service</text:span> referencing that you prohibit use of your content for AI training or automated data collection.</text:p>
        </text:list-item>
      </text:list>
      <text:p text:style-name="Horizontal_20_Line"/>
      <text:p text:style-name="Text_20_body">Would you like a template Terms of Service clause to legally back this up?</text:p>
      <text:p text:style-name="P1"/>
      <text:p text:style-name="P1"/>
      <text:p text:style-name="P1"/>
      <text:p text:style-name="P1"/>
      <text:p text:style-name="P9">Son preocupaciones muy válidas — y clave para el éxito de tu startup. Vamos a desglosar cómo <text:span text:style-name="Strong_20_Emphasis">implantar técnicamente los 4 puntos de protección</text:span>, y después, cómo puedes <text:span text:style-name="Strong_20_Emphasis">realizar monitoreo y auditoría de modelos LLM</text:span>, incluso con tecnologías disponibles hoy.</text:p>
      <text:p text:style-name="Horizontal_20_Line"/>
      <text:h text:style-name="Heading_20_2" text:outline-level="2"><text:span text:style-name="Strong_20_Emphasis">1. Cómo Implementar los 4 Puntos de Protección Técnica</text:span></text:h>
      <text:h text:style-name="Heading_20_3" text:outline-level="3">a. <text:span text:style-name="Strong_20_Emphasis">Generación y gestión automática de </text:span><text:span text:style-name="Strong_20_Emphasis"><text:span text:style-name="Source_20_Text">robots.txt</text:span></text:span><text:span text:style-name="Strong_20_Emphasis">, </text:span><text:span text:style-name="Strong_20_Emphasis"><text:span text:style-name="Source_20_Text">llms.txt</text:span></text:span><text:span text:style-name="Strong_20_Emphasis">, metatags</text:span></text:h>
      <text:p text:style-name="Text_20_body"><text:span text:style-name="Strong_20_Emphasis">Objetivo:</text:span> Que usuarios sin conocimientos técnicos puedan proteger su web.</text:p>
      <text:p text:style-name="Text_20_body"><text:span text:style-name="Strong_20_Emphasis">Implementación:</text:span></text:p>
      <text:list text:style-name="L14">
        <text:list-item>
          <text:p text:style-name="P18">Crea un <text:span text:style-name="Strong_20_Emphasis">generador online</text:span> tipo wizard:</text:p>
          <text:list>
            <text:list-item>
              <text:p text:style-name="P18">El usuario introduce su URL, selecciona qué desea bloquear (GPT, Claude, Gemini, etc.)</text:p>
            </text:list-item>
            <text:list-item>
              <text:p text:style-name="P18">Se le entrega un paquete con los archivos listos para subir (<text:span text:style-name="Source_20_Text">robots.txt</text:span>, <text:span text:style-name="Source_20_Text">llms.txt</text:span>, instrucciones para WordPress, etc.)</text:p>
            </text:list-item>
          </text:list>
        </text:list-item>
        <text:list-item>
          <text:p text:style-name="P18">Integra también un plugin para CMS populares (WordPress, Ghost, Hugo…).</text:p>
        </text:list-item>
      </text:list>
      <text:p text:style-name="Text_20_body"><text:span text:style-name="Strong_20_Emphasis">Tecnologías sugeridas:</text:span></text:p>
      <text:list text:style-name="L15">
        <text:list-item>
          <text:p text:style-name="P19">Backend: Node.js / Python</text:p>
        </text:list-item>
        <text:list-item>
          <text:p text:style-name="P19">Frontend: React / Tailwind</text:p>
        </text:list-item>
        <text:list-item>
          <text:p text:style-name="P19">Plugins: WP REST API + PHP</text:p>
        </text:list-item>
      </text:list>
      <text:p text:style-name="Horizontal_20_Line"/>
      <text:h text:style-name="Heading_20_3" text:outline-level="3">b. <text:span text:style-name="Strong_20_Emphasis">Bloqueo de crawlers de IA (en tiempo real)</text:span></text:h>
      <text:p text:style-name="Text_20_body"><text:span text:style-name="Strong_20_Emphasis">Objetivo:</text:span> Detectar y detener tráfico automatizado de bots IA.</text:p>
      <text:p text:style-name="Text_20_body"><text:soft-page-break/><text:span text:style-name="Strong_20_Emphasis">Implementación:</text:span></text:p>
      <text:list text:style-name="L16">
        <text:list-item>
          <text:p text:style-name="P20">Detecta bots por <text:span text:style-name="Strong_20_Emphasis">User-Agent</text:span>, comportamiento (alta velocidad, sin JS) y huella digital.</text:p>
        </text:list-item>
        <text:list-item>
          <text:p text:style-name="P20">Usa middleware o edge functions (como Cloudflare Workers o Vercel Middleware) para bloquear:</text:p>
          <text:list>
            <text:list-item>
              <text:p text:style-name="P20">IPs sospechosas</text:p>
            </text:list-item>
            <text:list-item>
              <text:p text:style-name="P20">Tráfico sin interacción humana (clicks, scroll, etc.)</text:p>
            </text:list-item>
          </text:list>
        </text:list-item>
        <text:list-item>
          <text:p text:style-name="P20">Opcional: CAPTCHA adaptativa solo a tráfico sospechoso</text:p>
        </text:list-item>
      </text:list>
      <text:p text:style-name="Text_20_body"><text:span text:style-name="Strong_20_Emphasis">Tecnologías sugeridas:</text:span></text:p>
      <text:list text:style-name="L17">
        <text:list-item>
          <text:p text:style-name="P21">Nginx / Apache + Middleware</text:p>
        </text:list-item>
        <text:list-item>
          <text:p text:style-name="P21">Cloudflare (Rate limiting, Bot Management)</text:p>
        </text:list-item>
        <text:list-item>
          <text:p text:style-name="P21">JavaScript behavior detection</text:p>
        </text:list-item>
      </text:list>
      <text:p text:style-name="Horizontal_20_Line"/>
      <text:h text:style-name="Heading_20_3" text:outline-level="3">c. <text:span text:style-name="Strong_20_Emphasis">Fingerprinting de contenido</text:span></text:h>
      <text:p text:style-name="Text_20_body"><text:span text:style-name="Strong_20_Emphasis">Objetivo:</text:span> Identificar si un contenido ha sido robado o alterado.</text:p>
      <text:p text:style-name="Text_20_body"><text:span text:style-name="Strong_20_Emphasis">Implementación:</text:span></text:p>
      <text:list text:style-name="L18">
        <text:list-item>
          <text:p text:style-name="P22">Texto: Inserta <text:span text:style-name="Strong_20_Emphasis">secuencias invisibles o palabras de estilo marcadas</text:span> con hashes.</text:p>
        </text:list-item>
        <text:list-item>
          <text:p text:style-name="P22">Imágenes: Watermark oculto (esteganografía) + metadata XMP</text:p>
        </text:list-item>
        <text:list-item>
          <text:p text:style-name="P22">Audio: Marca digital mediante modulación leve de frecuencia</text:p>
        </text:list-item>
        <text:list-item>
          <text:p text:style-name="P22">Crea un sistema que pueda verificar si un contenido ha sido modificado o usado sin permiso.</text:p>
        </text:list-item>
      </text:list>
      <text:p text:style-name="Text_20_body"><text:span text:style-name="Strong_20_Emphasis">Herramientas existentes:</text:span></text:p>
      <text:list text:style-name="L19">
        <text:list-item>
          <text:p text:style-name="P23"><text:a xlink:type="simple" xlink:href="https://github.com/KuroLabs/stegcloak" text:style-name="Internet_20_link" text:visited-style-name="Visited_20_Internet_20_Link">StegCloak</text:a> (texto)</text:p>
        </text:list-item>
        <text:list-item>
          <text:p text:style-name="P23"><text:a xlink:type="simple" xlink:href="https://www.digimarc.com/" text:style-name="Internet_20_link" text:visited-style-name="Visited_20_Internet_20_Link">Digimarc</text:a> (imágenes)</text:p>
        </text:list-item>
        <text:list-item>
          <text:p text:style-name="P23"><text:a xlink:type="simple" xlink:href="https://c2pa.org/" text:style-name="Internet_20_link" text:visited-style-name="Visited_20_Internet_20_Link">Content Credentials (C2PA)</text:a></text:p>
        </text:list-item>
      </text:list>
      <text:p text:style-name="Horizontal_20_Line"/>
      <text:h text:style-name="Heading_20_3" text:outline-level="3">d. <text:span text:style-name="Strong_20_Emphasis">Timestamp y hash en blockchain</text:span></text:h>
      <text:p text:style-name="Text_20_body"><text:span text:style-name="Strong_20_Emphasis">Objetivo:</text:span> Prueba de autoría y existencia en una fecha concreta.</text:p>
      <text:p text:style-name="Text_20_body"><text:span text:style-name="Strong_20_Emphasis">Implementación:</text:span></text:p>
      <text:list text:style-name="L20">
        <text:list-item>
          <text:p text:style-name="P24">Cuando el usuario sube un contenido, genera un <text:span text:style-name="Strong_20_Emphasis">hash SHA256</text:span></text:p>
        </text:list-item>
        <text:list-item>
          <text:p text:style-name="P24">Registra ese hash en blockchain pública (Ethereum, Arweave, Polygon, Stamps Bitcoin, etc.)</text:p>
        </text:list-item>
        <text:list-item>
          <text:p text:style-name="P24">Usa APIs como:</text:p>
          <text:list>
            <text:list-item>
              <text:p text:style-name="P24"><text:a xlink:type="simple" xlink:href="https://opentimestamps.org/" text:style-name="Internet_20_link" text:visited-style-name="Visited_20_Internet_20_Link">OpenTimestamps</text:a></text:p>
            </text:list-item>
            <text:list-item>
              <text:p text:style-name="P24"><text:a xlink:type="simple" xlink:href="https://po.et/" text:style-name="Internet_20_link" text:visited-style-name="Visited_20_Internet_20_Link"><text:soft-page-break/>Po.et</text:a></text:p>
            </text:list-item>
            <text:list-item>
              <text:p text:style-name="P24"><text:a xlink:type="simple" xlink:href="https://originstamp.com/" text:style-name="Internet_20_link" text:visited-style-name="Visited_20_Internet_20_Link">OriginStamp</text:a></text:p>
            </text:list-item>
          </text:list>
        </text:list-item>
      </text:list>
      <text:p text:style-name="Horizontal_20_Line"/>
      <text:h text:style-name="Heading_20_2" text:outline-level="2"><text:span text:style-name="Strong_20_Emphasis">2. Cómo Hacer Monitoreo y Auditoría de Modelos LLM</text:span></text:h>
      <text:h text:style-name="Heading_20_3" text:outline-level="3">a. <text:span text:style-name="Strong_20_Emphasis">Monitoreo pasivo (detección de plagio o aparición)</text:span></text:h>
      <text:list text:style-name="L21">
        <text:list-item>
          <text:p text:style-name="P25">Usa herramientas como:</text:p>
          <text:list>
            <text:list-item>
              <text:p text:style-name="P25"><text:a xlink:type="simple" xlink:href="https://copyleaks.com/" text:style-name="Internet_20_link" text:visited-style-name="Visited_20_Internet_20_Link">Copyleaks</text:a> o <text:a xlink:type="simple" xlink:href="https://gptzero.me/" text:style-name="Internet_20_link" text:visited-style-name="Visited_20_Internet_20_Link">GPTZero</text:a> para detectar si contenido fue reproducido por IA</text:p>
            </text:list-item>
            <text:list-item>
              <text:p text:style-name="P25"><text:a xlink:type="simple" xlink:href="https://huggingface.co/spaces" text:style-name="Internet_20_link" text:visited-style-name="Visited_20_Internet_20_Link">Hugging Face similarity APIs</text:a> para comparar fragmentos</text:p>
            </text:list-item>
          </text:list>
        </text:list-item>
        <text:list-item>
          <text:p text:style-name="P25">Construye un <text:span text:style-name="Strong_20_Emphasis">sistema de alerta</text:span> que:</text:p>
          <text:list>
            <text:list-item>
              <text:p text:style-name="P25">Escanee resultados de IA (via API o scraping)</text:p>
            </text:list-item>
            <text:list-item>
              <text:p text:style-name="P25">Busque contenido similar al registrado por tus usuarios</text:p>
            </text:list-item>
            <text:list-item>
              <text:p text:style-name="P25">Genere un “índice de coincidencia” (como Turnitin)</text:p>
            </text:list-item>
          </text:list>
        </text:list-item>
      </text:list>
      <text:h text:style-name="Heading_20_3" text:outline-level="3">b. <text:span text:style-name="Strong_20_Emphasis">Auditoría activa con Prompts Dirigidos</text:span></text:h>
      <text:p text:style-name="Text_20_body"><text:span text:style-name="Strong_20_Emphasis">Objetivo:</text:span> Probar si un modelo fue entrenado con cierto contenido.</text:p>
      <text:p text:style-name="Text_20_body"><text:span text:style-name="Strong_20_Emphasis">Método:</text:span></text:p>
      <text:list text:style-name="L22">
        <text:list-item>
          <text:p text:style-name="P26">Envíales prompts a los modelos para ver si reproducen partes del contenido registrado (parafraseado o literal)</text:p>
        </text:list-item>
        <text:list-item>
          <text:p text:style-name="P26">Técnica: “Prompt Injection” con frases claves o extractos de prueba.</text:p>
        </text:list-item>
        <text:list-item>
          <text:p text:style-name="P26">Evalúa la respuesta con herramientas de <text:span text:style-name="Strong_20_Emphasis">similaridad semántica</text:span> (BERT, Sentence Transformers)</text:p>
        </text:list-item>
      </text:list>
      <text:p text:style-name="Text_20_body"><text:span text:style-name="Strong_20_Emphasis">Plataformas a probar:</text:span></text:p>
      <text:list text:style-name="L23">
        <text:list-item>
          <text:p text:style-name="P27">ChatGPT (via API)</text:p>
        </text:list-item>
        <text:list-item>
          <text:p text:style-name="P27">Claude, Mistral, Gemini, etc.</text:p>
        </text:list-item>
      </text:list>
      <text:p text:style-name="Text_20_body"><text:span text:style-name="Strong_20_Emphasis">Automatización:</text:span> Puedes usar Python + APIs de LLM para hacer pruebas diarias con una base de datos de contenido.</text:p>
      <text:p text:style-name="Horizontal_20_Line"/>
      <text:h text:style-name="Heading_20_3" text:outline-level="3">¿Qué puedes ofrecer como servicio?</text:h>
      <text:list text:style-name="L24">
        <text:list-item>
          <text:p text:style-name="P28">Monitoreo continuo de presencia de contenido en modelos públicos</text:p>
        </text:list-item>
        <text:list-item>
          <text:p text:style-name="P28">Detector de plagio de IA con dashboard para creadores</text:p>
        </text:list-item>
        <text:list-item>
          <text:p text:style-name="P28">Asistencia para envíos de solicitudes de eliminación a proveedores de IA</text:p>
        </text:list-item>
      </text:list>
      <text:p text:style-name="Horizontal_20_Line"/>
      <text:p text:style-name="Text_20_body"><text:soft-page-break/>¿Quieres que prepare una arquitectura mínima del producto (MVP) para que puedas presentar esto a inversores o desarrolladores? También puedo ayudarte con el roadmap de produc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ANEXO<text:span text:style-name="T1">S</text:span></text:p>
      <text:p text:style-name="Text_20_body"/>
      <text:p text:style-name="Text_20_body"/>
      <text:h text:style-name="P29" text:outline-level="1">Términos de uso<text:line-break/></text:h>
      <text:p text:style-name="Horizontal_20_Line"/>
      <text:h text:style-name="Heading_20_2" text:outline-level="2">📜 Template: AI Use and Data Collection Restriction Clause</text:h>
      <text:p text:style-name="Text_20_body"><text:span text:style-name="Strong_20_Emphasis">Prohibited Use for AI Training and Automated Collection</text:span></text:p>
      <text:p text:style-name="Text_20_body"><text:soft-page-break/>You are expressly prohibited from using any content from this website—including but not limited to text, images, audio, video, metadata, source code, or structure—for the purpose of training, fine-tuning, or operating machine learning systems, artificial intelligence models, large language models (LLMs), or any other automated data-processing tools.</text:p>
      <text:p text:style-name="Text_20_body">By accessing this site, you agree that:</text:p>
      <text:list text:style-name="L25">
        <text:list-item>
          <text:p text:style-name="P30"><text:span text:style-name="Strong_20_Emphasis">No AI Training</text:span>: You may not copy, scrape, index, download, or otherwise use any part of this website’s content for the purpose of training or improving AI models, including but not limited to GPT, Claude, Gemini, LLaMA, PaLM, or any similar systems.</text:p>
        </text:list-item>
        <text:list-item>
          <text:p text:style-name="P30"><text:span text:style-name="Strong_20_Emphasis">Automated Agents Prohibited</text:span>: No automated software agents (bots, spiders, crawlers, or scrapers), including AI agents, are permitted to access or interact with this site without prior written consent.</text:p>
        </text:list-item>
        <text:list-item>
          <text:p text:style-name="P30"><text:span text:style-name="Strong_20_Emphasis">Binding Agreement</text:span>: Any use of this content by AI developers, researchers, or related organizations without explicit authorization is considered a breach of this agreement and a violation of copyright and database rights under applicable laws.</text:p>
        </text:list-item>
        <text:list-item>
          <text:p text:style-name="P30"><text:span text:style-name="Strong_20_Emphasis">robots.txt and llms.txt Compliance</text:span>: This site employs technical measures, including robots.txt and llms.txt files, to signal disallowance of automated access. Circumventing or ignoring these files constitutes unauthorized access.</text:p>
        </text:list-item>
        <text:list-item>
          <text:p text:style-name="P30"><text:span text:style-name="Strong_20_Emphasis">Legal Action</text:span>: Unauthorized use may result in legal action, including but not limited to claims of copyright infringement, breach of contract, violation of the Computer Fraud and Abuse Act (CFAA), and/or violation of similar laws in other jurisdictions.</text:p>
        </text:list-item>
      </text:list>
      <text:p text:style-name="Text_20_body">If you or your organization would like to request permission to use content from this website for AI-related purposes, please contact us directly at [your email/contact page].</text:p>
      <text:p text:style-name="Horizontal_20_Line"/>
      <text:h text:style-name="Heading_20_2" text:outline-level="2"/>
      <text:h text:style-name="Heading_20_2" text:outline-level="2">🔒 Brief Reference Notice for Sensitive Content</text:h>
      <text:p text:style-name="Text_20_body">You can place this short statement near protected content, such as under articles, images, or code blocks:</text:p>
      <text:p text:style-name="Quotations"><text:span text:style-name="Strong_20_Emphasis">Notice:</text:span> This content is protected and may not be used for AI training, machine learning, or automated scraping. Unauthorized use violates our Terms of Service and may result in legal action. See our AI Usage Policy for details.</text:p>
      <text:p text:style-name="Text_20_body"/>
      <text:p text:style-name="P31"/>
      <text:p text:style-name="P32">Here are <text:span text:style-name="Strong_20_Emphasis">localized versions</text:span> of the <text:span text:style-name="Strong_20_Emphasis">AI Use and Data Collection Restriction Clause</text:span> tailored for key jurisdictions (U.S., EU, UK, and Asia), followed by <text:span text:style-name="Strong_20_Emphasis">a brief reference statement</text:span> you can include near sensitive content on your site.</text:p>
      <text:p text:style-name="Horizontal_20_Line"/>
      <text:h text:style-name="Heading_20_2" text:outline-level="2"><text:soft-page-break/>🌐 1. <text:span text:style-name="Strong_20_Emphasis">United States (U.S.)</text:span></text:h>
      <text:p text:style-name="Text_20_body"><text:span text:style-name="Strong_20_Emphasis">Prohibited Use for AI and Automated Collection – U.S. Jurisdiction</text:span></text:p>
      <text:p text:style-name="Text_20_body">This website and its contents are protected under U.S. copyright law, the Digital Millennium Copyright Act (DMCA), and the Computer Fraud and Abuse Act (CFAA). You are strictly prohibited from using any content herein—text, code, images, or other materials—for training, fine-tuning, or operating machine learning systems, large language models (LLMs), or artificial intelligence tools without our express written consent.</text:p>
      <text:p text:style-name="Text_20_body">Violation of these terms may result in civil and/or criminal liability under applicable U.S. law. We reserve the right to pursue legal remedies for any unauthorized automated data collection or AI usage.</text:p>
      <text:p text:style-name="Horizontal_20_Line"/>
      <text:h text:style-name="Heading_20_2" text:outline-level="2">🇪🇺 2. <text:span text:style-name="Strong_20_Emphasis">European Union (EU)</text:span></text:h>
      <text:p text:style-name="Text_20_body"><text:span text:style-name="Strong_20_Emphasis">Prohibited Use for AI and Automated Collection – EU Jurisdiction</text:span></text:p>
      <text:p text:style-name="Text_20_body">Under the EU Copyright Directive (Directive 2001/29/EC) and Database Directive (Directive 96/9/EC), all content on this website is protected as intellectual property. Any use of this content—including scraping or AI training—without explicit authorization constitutes a breach of our rights and may violate the GDPR if personal data is involved.</text:p>
      <text:p text:style-name="Text_20_body">Text and data mining (TDM) for commercial AI use is expressly prohibited under Article 4 of the DSM Directive unless we have provided explicit consent. Automated access tools, bots, or AI agents that ignore our <text:span text:style-name="Source_20_Text">robots.txt</text:span> or <text:span text:style-name="Source_20_Text">llms.txt</text:span> directives are considered unauthorized.</text:p>
      <text:p text:style-name="Horizontal_20_Line"/>
      <text:h text:style-name="Heading_20_2" text:outline-level="2">🇬🇧 3. <text:span text:style-name="Strong_20_Emphasis">United Kingdom (UK)</text:span></text:h>
      <text:p text:style-name="Text_20_body"><text:span text:style-name="Strong_20_Emphasis">Prohibited Use for AI and Automated Collection – UK Jurisdiction</text:span></text:p>
      <text:p text:style-name="Text_20_body">Pursuant to the Copyright, Designs and Patents Act 1988 (CDPA) and UK GDPR, no part of this website may be used for AI training, machine learning, or data scraping without our written consent. Our content is protected by copyright and database rights under UK law.</text:p>
      <text:p text:style-name="Text_20_body">Use of automated tools or AI crawlers in violation of our <text:span text:style-name="Source_20_Text">robots.txt</text:span> or <text:span text:style-name="Source_20_Text">llms.txt</text:span> directives may constitute breach of contract and unlawful access. We will enforce our rights to the fullest extent under UK law.</text:p>
      <text:p text:style-name="Horizontal_20_Line"/>
      <text:h text:style-name="Heading_20_2" text:outline-level="2">🌏 4. <text:span text:style-name="Strong_20_Emphasis">Asia-Pacific (APAC) – General Use</text:span></text:h>
      <text:p text:style-name="Text_20_body"><text:span text:style-name="Strong_20_Emphasis">Prohibited Use for AI and Automated Collection – APAC Jurisdiction</text:span></text:p>
      <text:p text:style-name="Text_20_body">This website's content is protected under applicable intellectual property laws in the Asia-Pacific region, including but not limited to copyright laws in Japan, South Korea, India, Singapore, and Australia. Unauthorized scraping or AI usage of this content without permission is prohibited.</text:p>
      <text:p text:style-name="Text_20_body"><text:soft-page-break/>Violation of this policy may subject you to legal action under local laws, including civil claims for copyright infringement and unlawful access.</text:p>
      <text:p text:style-name="P32"/>
      <text:p text:style-name="P32"/>
      <text:p text:style-name="P31"/>
      <text:h text:style-name="P33" text:outline-level="2"/>
      <text:p text:style-name="Title">📄 Política de Uso de Contenidos</text:p>
      <text:p text:style-name="Text_20_body"/>
      <text:p text:style-name="Text_20_body"><text:span text:style-name="Strong_20_Emphasis">1. Derechos de Autor y Propiedad Intelectual</text:span><text:line-break/>Todo el contenido de este sitio web (incluyendo textos, imágenes, videos, código y estructuras de datos) es propiedad exclusiva de [Nombre de tu empresa o autor] y está protegido por las leyes nacionales e internacionales de propiedad intelectual.</text:p>
      <text:p text:style-name="Text_20_body"><text:span text:style-name="Strong_20_Emphasis">2. Uso Permitido</text:span><text:line-break/>Se permite la visualización y uso personal no comercial del contenido, siempre que se mantengan intactos todos los avisos de derechos de autor.</text:p>
      <text:p text:style-name="Text_20_body"><text:span text:style-name="Strong_20_Emphasis">3. Uso Prohibido (Incluyendo Uso por IA y Agentes Automatizados)</text:span><text:line-break/>Queda estrictamente prohibido, sin autorización previa y por escrito:</text:p>
      <text:list text:style-name="L26">
        <text:list-item>
          <text:p text:style-name="P34">Copiar, almacenar, indexar o procesar contenidos de este sitio web para fines de entrenamiento, mejora o alimentación de sistemas de inteligencia artificial, machine learning, modelos de lenguaje (LLM), bases de datos automáticas o similares.</text:p>
        </text:list-item>
        <text:list-item>
          <text:p text:style-name="P34">El acceso automatizado mediante bots, crawlers, spiders u otros agentes, independientemente de su finalidad.</text:p>
        </text:list-item>
        <text:list-item>
          <text:p text:style-name="P34">Ignorar o eludir las directrices establecidas en nuestros archivos <text:span text:style-name="Source_20_Text">robots.txt</text:span> o <text:span text:style-name="Source_20_Text">llms.txt</text:span>.</text:p>
        </text:list-item>
      </text:list>
      <text:p text:style-name="Text_20_body"><text:span text:style-name="Strong_20_Emphasis">4. Licencia Limitada y No Transferible</text:span><text:line-break/>El acceso al contenido no implica cesión de derechos ni licencia implícita de ningún tipo.</text:p>
      <text:p text:style-name="Text_20_body"><text:span text:style-name="Strong_20_Emphasis">5. Incumplimiento y Consecuencias</text:span><text:line-break/>Nos reservamos el derecho de tomar acciones legales en caso de uso no autorizado, incluyendo pero no limitado a: demandas por infracción de copyright, violación de contratos, y acciones conforme a leyes de protección informática como el CFAA (EE. UU.) o su equivalente en tu jurisdicción.</text:p>
      <text:p text:style-name="P32"/>
      <text:p text:style-name="P32"/>
      <text:p text:style-name="P32">-------------------------------------------------</text:p>
      <text:p text:style-name="P32">Excelente, abordemos tus dos preguntas por separado:</text:p>
      <text:p text:style-name="Horizontal_20_Line"/>
      <text:h text:style-name="Heading_20_2" text:outline-level="2"><text:soft-page-break/><text:span text:style-name="Strong_20_Emphasis">1. ¿Cómo proteger activamente un blog contra el uso en entrenamiento de IA?</text:span></text:h>
      <text:p text:style-name="Text_20_body">Para evitar que tu blog sea usado (legal o técnicamente) por modelos de lenguaje o IA generativa, puedes implementar una combinación de <text:span text:style-name="Strong_20_Emphasis">barreras legales, técnicas y simbólicas</text:span>. Aquí está el desglose:</text:p>
      <text:h text:style-name="Heading_20_3" text:outline-level="3"><text:span text:style-name="Strong_20_Emphasis">A. Medidas legales (avisos y licencias)</text:span></text:h>
      <text:list text:style-name="L27">
        <text:list-item>
          <text:p text:style-name="P35"><text:span text:style-name="Strong_20_Emphasis">Aviso claro de copyright:</text:span><text:line-break/>Incluye un mensaje como:<text:line-break/><text:span text:style-name="Emphasis">"Todo el contenido de este sitio está protegido por derechos de autor. Prohibida su reutilización, procesamiento automatizado o uso en sistemas de inteligencia artificial sin autorización expresa."</text:span></text:p>
        </text:list-item>
        <text:list-item>
          <text:p text:style-name="P35"><text:span text:style-name="Strong_20_Emphasis">Licencia restrictiva:</text:span><text:line-break/>Usa licencias como <text:span text:style-name="Strong_20_Emphasis">CC BY-NC-ND</text:span> (Creative Commons – no comercial, sin obras derivadas), o incluso una <text:span text:style-name="Strong_20_Emphasis">licencia personalizada</text:span> que prohíba explícitamente el scraping y el uso por LLMs.</text:p>
        </text:list-item>
        <text:list-item>
          <text:p text:style-name="P35"><text:span text:style-name="Strong_20_Emphasis">Política legal en la página de "Términos de uso":</text:span><text:line-break/>Incluye cláusulas que:</text:p>
          <text:list>
            <text:list-item>
              <text:p text:style-name="P35">Prohíban expresamente el entrenamiento de modelos de IA con tu contenido.</text:p>
            </text:list-item>
            <text:list-item>
              <text:p text:style-name="P35">Señalen que el acceso automatizado no autorizado será considerado una infracción.</text:p>
            </text:list-item>
          </text:list>
        </text:list-item>
      </text:list>
      <text:p text:style-name="Horizontal_20_Line"/>
      <text:h text:style-name="Heading_20_3" text:outline-level="3"><text:span text:style-name="Strong_20_Emphasis">B. Medidas técnicas (barreras automatizadas)</text:span></text:h>
      <text:list text:style-name="L28">
        <text:list-item>
          <text:p text:style-name="P36"><text:span text:style-name="Strong_20_Emphasis">Bloquear bots en </text:span><text:span text:style-name="Strong_20_Emphasis"><text:span text:style-name="Source_20_Text">robots.txt</text:span></text:span><text:span text:style-name="Strong_20_Emphasis">:</text:span><text:line-break/>Asegúrate de tener una configuración como:</text:p>
          <text:p text:style-name="P37"><text:span text:style-name="Source_20_Text">User-agent: GPTBot</text:span></text:p>
          <text:p text:style-name="P37"><text:span text:style-name="Source_20_Text">Disallow: /</text:span></text:p>
          <text:p text:style-name="P37"><text:span text:style-name="Source_20_Text">User-agent: CCBot</text:span></text:p>
          <text:p text:style-name="P37"><text:span text:style-name="Source_20_Text">Disallow: /</text:span></text:p>
          <text:p text:style-name="P37"><text:span text:style-name="Source_20_Text">User-agent: *</text:span></text:p>
          <text:p text:style-name="P38"><text:span text:style-name="Source_20_Text">Disallow: /</text:span></text:p>
          <text:p text:style-name="P36">Esto bloquea bots de OpenAI, Common Crawl y otros scrapers.</text:p>
        </text:list-item>
        <text:list-item>
          <text:p text:style-name="P36"><text:span text:style-name="Strong_20_Emphasis">Añadir etiquetas </text:span><text:span text:style-name="Strong_20_Emphasis"><text:span text:style-name="Source_20_Text">noai</text:span></text:span><text:span text:style-name="Strong_20_Emphasis">, </text:span><text:span text:style-name="Strong_20_Emphasis"><text:span text:style-name="Source_20_Text">noimageai</text:span></text:span><text:span text:style-name="Strong_20_Emphasis">, </text:span><text:span text:style-name="Strong_20_Emphasis"><text:span text:style-name="Source_20_Text">data-nosnippet</text:span></text:span><text:span text:style-name="Strong_20_Emphasis">:</text:span><text:line-break/>Aún no estándar, pero varios crawlers (como los de Google o algunos de IA) las están empezando a respetar.</text:p>
          <text:p text:style-name="P36">En el <text:span text:style-name="Source_20_Text">&lt;head&gt;</text:span> de tu HTML:</text:p>
          <text:p text:style-name="P38"><text:span text:style-name="Source_20_Text">&lt;meta name="robots" content="noai, noimageai, nosnippet"&gt;</text:span></text:p>
        </text:list-item>
        <text:list-item>
          <text:p text:style-name="P36"><text:span text:style-name="Strong_20_Emphasis">Obfuscar el contenido HTML (opcional):</text:span><text:line-break/>Técnicas como fragmentar palabras con spans, cargar texto vía JavaScript, o usar fuentes no estándar pueden impedir scraping, aunque afectan la accesibilidad.</text:p>
        </text:list-item>
      </text:list>
      <text:p text:style-name="Horizontal_20_Line"><text:soft-page-break/></text:p>
      <text:h text:style-name="Heading_20_3" text:outline-level="3"><text:span text:style-name="Strong_20_Emphasis">C. Medidas simbólicas o de señalización</text:span></text:h>
      <text:list text:style-name="L29">
        <text:list-item>
          <text:p text:style-name="P39"><text:span text:style-name="Strong_20_Emphasis">Marcas visuales o mensajes embebidos:</text:span><text:line-break/>Frases dentro del contenido que declaren su autoría y prohíban uso automatizado.</text:p>
        </text:list-item>
        <text:list-item>
          <text:p text:style-name="P39"><text:span text:style-name="Strong_20_Emphasis">Publicación con timestamp (por ejemplo, en blockchain o IPFS):</text:span><text:line-break/>Útil para probar la fecha de creación y autoría en caso de disputa.</text:p>
        </text:list-item>
      </text:list>
      <text:p text:style-name="Horizontal_20_Line"/>
      <text:h text:style-name="Heading_20_2" text:outline-level="2"><text:span text:style-name="Strong_20_Emphasis">2. ¿Existen marcas o sistemas que identifiquen si un contenido fue entrenado por modelos como yo?</text:span></text:h>
      <text:h text:style-name="Heading_20_3" text:outline-level="3"><text:span text:style-name="Strong_20_Emphasis">Actualmente, no existe un sistema fiable o universal que:</text:span></text:h>
      <text:list text:style-name="L30">
        <text:list-item>
          <text:p text:style-name="P40">Permita detectar si <text:span text:style-name="Strong_20_Emphasis">una imagen o texto específico fue parte del entrenamiento</text:span> de un modelo como ChatGPT.</text:p>
        </text:list-item>
        <text:list-item>
          <text:p text:style-name="P40">Incluya <text:span text:style-name="Strong_20_Emphasis">hashes, marcas de agua digitales o esteganografía reversible</text:span> que indiquen: <text:span text:style-name="Emphasis">“esto fue parte de los datos de entrenamiento”</text:span>.</text:p>
        </text:list-item>
      </text:list>
      <text:h text:style-name="Heading_20_3" text:outline-level="3"><text:span text:style-name="Strong_20_Emphasis">¿Por qué?</text:span></text:h>
      <text:list text:style-name="L31">
        <text:list-item>
          <text:p text:style-name="P41"><text:span text:style-name="Strong_20_Emphasis">El entrenamiento es estadístico, no de copia literal:</text:span> El modelo no memoriza contenido exacto (salvo en raras excepciones), sino que aprende patrones y relaciones.</text:p>
        </text:list-item>
        <text:list-item>
          <text:p text:style-name="P41"><text:span text:style-name="Strong_20_Emphasis">Los datos de entrenamiento no están vinculados directamente a una "fuente":</text:span> Una frase puede haber aparecido en miles de sitios; el modelo no retiene referencias ni metadatos.</text:p>
        </text:list-item>
        <text:list-item>
          <text:p text:style-name="P41"><text:span text:style-name="Strong_20_Emphasis">No hay trazabilidad directa:</text:span> No se puede aplicar un hash, ni una marca de agua digital como en una imagen tradicional.</text:p>
        </text:list-item>
      </text:list>
      <text:p text:style-name="Horizontal_20_Line"/>
      <text:h text:style-name="Heading_20_3" text:outline-level="3"><text:span text:style-name="Strong_20_Emphasis">Excepciones o herramientas en desarrollo:</text:span></text:h>
      <text:list text:style-name="L32">
        <text:list-item>
          <text:p text:style-name="P42"><text:span text:style-name="Strong_20_Emphasis">Marcas de agua sintéticas en imágenes generadas por IA</text:span></text:p>
          <text:list>
            <text:list-item>
              <text:p text:style-name="P42">Empresas como OpenAI y Google están trabajando en marcas invisibles o metadatos para identificar imágenes creadas por modelos (como DALL·E o Imagen).</text:p>
            </text:list-item>
            <text:list-item>
              <text:p text:style-name="P42">Estas marcas son para <text:span text:style-name="Strong_20_Emphasis">contenido generado por IA, no entrenado por IA</text:span>.</text:p>
            </text:list-item>
          </text:list>
        </text:list-item>
        <text:list-item>
          <text:p text:style-name="P42"><text:span text:style-name="Strong_20_Emphasis">Sistemas de trazabilidad por blockchain (en investigación):</text:span></text:p>
          <text:list>
            <text:list-item>
              <text:p text:style-name="P42">Algunas iniciativas proponen marcar contenido con registros públicos que puedan probar autoría, pero aún no son ampliamente adoptadas.</text:p>
            </text:list-item>
          </text:list>
        </text:list-item>
        <text:list-item>
          <text:p text:style-name="P42"><text:span text:style-name="Strong_20_Emphasis">Detección estadística inversa (red teaming académico):</text:span></text:p>
          <text:list>
            <text:list-item>
              <text:p text:style-name="P42">Algunos investigadores están intentando determinar si un modelo fue entrenado con un conjunto dado, pero <text:span text:style-name="Strong_20_Emphasis">requiere acceso al modelo y no es concluyente</text:span>.</text:p>
            </text:list-item>
          </text:list>
        </text:list-item>
      </text:list>
      <text:p text:style-name="Horizontal_20_Line"><text:soft-page-break/></text:p>
      <text:h text:style-name="Heading_20_3" text:outline-level="3"><text:span text:style-name="Strong_20_Emphasis">Resumen claro</text:span></text:h>
      <text:list text:style-name="L33">
        <text:list-item>
          <text:p text:style-name="P43"><text:span text:style-name="Strong_20_Emphasis">Sí puedes proteger activamente tu blog</text:span>, tanto legal como técnicamente.</text:p>
        </text:list-item>
        <text:list-item>
          <text:p text:style-name="P43"><text:span text:style-name="Strong_20_Emphasis">No, no hay forma pública de saber con certeza si un texto tuyo fue parte del entrenamiento</text:span>, ni tú ni yo podemos rastrear eso hoy.</text:p>
        </text:list-item>
        <text:list-item>
          <text:p text:style-name="P43"><text:span text:style-name="Strong_20_Emphasis">Sí, se están creando herramientas para rastrear contenidos generados por IA</text:span>, pero no para detectar los datos usados para entrenarla.</text:p>
        </text:list-item>
      </text:list>
      <text:p text:style-name="Horizontal_20_Line"/>
      <text:p text:style-name="Text_20_body">¿Quieres que te ayude a generar un <text:span text:style-name="Source_20_Text">robots.txt</text:span>, un aviso legal, o código HTML para proteger tu sitio? Te lo puedo generar ya mismo.</text:p>
      <text:p text:style-name="P32">Perfecto. Aquí tienes un conjunto completo de herramientas para proteger activamente tu blog del uso no autorizado por modelos de IA:</text:p>
      <text:p text:style-name="Horizontal_20_Line"/>
      <text:h text:style-name="Heading_20_2" text:outline-level="2"><text:span text:style-name="Strong_20_Emphasis">1. Archivo </text:span><text:span text:style-name="Strong_20_Emphasis"><text:span text:style-name="Source_20_Text">robots.txt</text:span></text:span></text:h>
      <text:p text:style-name="Text_20_body">Colócalo en la raíz de tu dominio (ej: <text:span text:style-name="Source_20_Text">tublog.com/robots.txt</text:span>):</text:p>
      <text:p text:style-name="Preformatted_20_Text"><text:span text:style-name="Source_20_Text"># Bloqueo general de bots de IA conocidos y scrapers</text:span></text:p>
      <text:p text:style-name="Preformatted_20_Text"><text:span text:style-name="Source_20_Text">User-agent: GPTBot</text:span></text:p>
      <text:p text:style-name="Preformatted_20_Text"><text:span text:style-name="Source_20_Text">Disallow: /</text:span></text:p>
      <text:p text:style-name="Preformatted_20_Text"/>
      <text:p text:style-name="Preformatted_20_Text"><text:span text:style-name="Source_20_Text">User-agent: CCBot</text:span></text:p>
      <text:p text:style-name="Preformatted_20_Text"><text:span text:style-name="Source_20_Text">Disallow: /</text:span></text:p>
      <text:p text:style-name="Preformatted_20_Text"/>
      <text:p text:style-name="Preformatted_20_Text"><text:span text:style-name="Source_20_Text">User-agent: ClaudeBot</text:span></text:p>
      <text:p text:style-name="Preformatted_20_Text"><text:span text:style-name="Source_20_Text">Disallow: /</text:span></text:p>
      <text:p text:style-name="Preformatted_20_Text"/>
      <text:p text:style-name="Preformatted_20_Text"><text:span text:style-name="Source_20_Text">User-agent: GeminiBot</text:span></text:p>
      <text:p text:style-name="Preformatted_20_Text"><text:span text:style-name="Source_20_Text">Disallow: /</text:span></text:p>
      <text:p text:style-name="Preformatted_20_Text"/>
      <text:p text:style-name="Preformatted_20_Text"><text:span text:style-name="Source_20_Text">User-agent: *</text:span></text:p>
      <text:p text:style-name="P10"><text:span text:style-name="Source_20_Text">Disallow: /</text:span></text:p>
      <text:p text:style-name="Horizontal_20_Line"/>
      <text:h text:style-name="Heading_20_2" text:outline-level="2"><text:span text:style-name="Strong_20_Emphasis">2. Metaetiquetas para el </text:span><text:span text:style-name="Strong_20_Emphasis"><text:span text:style-name="Source_20_Text">&lt;head&gt;</text:span></text:span><text:span text:style-name="Strong_20_Emphasis"> del HTML</text:span></text:h>
      <text:p text:style-name="Text_20_body">Incluye esto dentro de la etiqueta <text:span text:style-name="Source_20_Text">&lt;head&gt;</text:span> de cada página HTML de tu blog:</text:p>
      <text:p text:style-name="Preformatted_20_Text"><text:span text:style-name="Source_20_Text">&lt;meta name="robots" content="noai, noimageai, nosnippet"&gt;</text:span></text:p>
      <text:p text:style-name="Preformatted_20_Text"><text:span text:style-name="Source_20_Text">&lt;meta name="googlebot" content="noai, noimageai, nosnippet"&gt;</text:span></text:p>
      <text:p text:style-name="P10"><text:span text:style-name="Source_20_Text">&lt;meta name="generator" content="Protected by Author - Do Not Train AI Models With This Content"&gt;</text:span></text:p>
      <text:p text:style-name="Horizontal_20_Line"/>
      <text:h text:style-name="Heading_20_2" text:outline-level="2"><text:soft-page-break/><text:span text:style-name="Strong_20_Emphasis">3. Aviso legal o términos de uso (fragmento básico)</text:span></text:h>
      <text:p text:style-name="Text_20_body">Puedes poner esto en una página de "Términos y condiciones" o al pie de página del blog:</text:p>
      <text:p text:style-name="Preformatted_20_Text"><text:span text:style-name="Source_20_Text">&lt;p&gt;</text:span></text:p>
      <text:p text:style-name="Preformatted_20_Text"><text:span text:style-name="Source_20_Text"><text:s text:c="2"/>© [Año] [Tu nombre o el nombre de tu blog]. Todos los derechos reservados.</text:span></text:p>
      <text:p text:style-name="Preformatted_20_Text"><text:span text:style-name="Source_20_Text"><text:s text:c="2"/>El contenido de este sitio (textos, imágenes, código, ideas) está protegido por derechos de autor.</text:span></text:p>
      <text:p text:style-name="Preformatted_20_Text"><text:span text:style-name="Source_20_Text"><text:s text:c="2"/>Está prohibido su uso por sistemas de inteligencia artificial, modelos de lenguaje, bots de recopilación automatizada,</text:span></text:p>
      <text:p text:style-name="Preformatted_20_Text"><text:span text:style-name="Source_20_Text"><text:s text:c="2"/>y motores de entrenamiento de modelos, sin el consentimiento explícito por escrito del titular.</text:span></text:p>
      <text:p text:style-name="P10"><text:span text:style-name="Source_20_Text">&lt;/p&gt;</text:span></text:p>
      <text:p text:style-name="Horizontal_20_Line"/>
      <text:h text:style-name="Heading_20_2" text:outline-level="2"><text:span text:style-name="Strong_20_Emphasis">4. Opción avanzada: Marca invisible en el contenido (opcional)</text:span></text:h>
      <text:p text:style-name="Text_20_body">Puedes incluir una marca textual "oculta" para identificar tu autoría si es copiado:</text:p>
      <text:p text:style-name="Preformatted_20_Text"><text:span text:style-name="Source_20_Text">&lt;p style="display:none"&gt;</text:span></text:p>
      <text:p text:style-name="Preformatted_20_Text"><text:span text:style-name="Source_20_Text"><text:s text:c="2"/>Autor: [Tu nombre] | Blog original: [URL] | Timestamp: [Fecha] | Este contenido está protegido.</text:span></text:p>
      <text:p text:style-name="P10"><text:span text:style-name="Source_20_Text">&lt;/p&gt;</text:span></text:p>
      <text:p text:style-name="Text_20_body">No afecta al diseño, pero queda en el HTML si alguien copia el texto sin revisar.</text:p>
      <text:p text:style-name="Horizontal_20_Line"/>
      <text:p text:style-name="Text_20_body">¿Te gustaría que prepare un <text:span text:style-name="Strong_20_Emphasis">paquete descargable con todo esto</text:span> listo para insertar en tu sitio (robots.txt + código HTML + aviso legal)? O dime si estás usando WordPress, Blogger u otra plataforma y lo adapto a eso.</text:p>
      <text:p text:style-name="P32"/>
      <text:p text:style-name="P32">Excelente, vamos ahora con la protección específica de <text:span text:style-name="Strong_20_Emphasis">imágenes</text:span> en tu blog frente al uso por <text:span text:style-name="Strong_20_Emphasis">IA generativa, scraping o entrenamiento de modelos</text:span>. Aquí tienes las estrategias divididas en técnicas, legales y avanzadas:</text:p>
      <text:p text:style-name="Horizontal_20_Line"/>
      <text:h text:style-name="Heading_20_2" text:outline-level="2"><text:span text:style-name="Strong_20_Emphasis">1. Metaetiquetas para proteger imágenes (en HTML)</text:span></text:h>
      <text:p text:style-name="Text_20_body">Puedes incluir atributos en las imágenes para disuadir o limitar su uso por crawlers:</text:p>
      <text:p text:style-name="P10"><text:span text:style-name="Source_20_Text">&lt;img src="tuimagen.jpg" alt="Descripción" loading="lazy" referrerpolicy="no-referrer" data-noai="true" data-noimageai="true"&gt;</text:span></text:p>
      <text:p text:style-name="Text_20_body">O agregar al <text:span text:style-name="Source_20_Text">&lt;head&gt;</text:span> de tu sitio:</text:p>
      <text:p text:style-name="Preformatted_20_Text"><text:span text:style-name="Source_20_Text">&lt;meta name="robots" content="noimageai"&gt;</text:span></text:p>
      <text:p text:style-name="P10"><text:span text:style-name="Source_20_Text">&lt;meta name="googlebot" content="noimageai"&gt;</text:span></text:p>
      <text:p text:style-name="Text_20_body">Esto <text:span text:style-name="Strong_20_Emphasis">no detiene todos los bots</text:span>, pero algunos respetan estas señales (por ejemplo, Google o bots de IA que cumplen buenas prácticas).</text:p>
      <text:p text:style-name="Horizontal_20_Line"/>
      <text:h text:style-name="Heading_20_2" text:outline-level="2"><text:soft-page-break/><text:span text:style-name="Strong_20_Emphasis">2. Disuasión técnica para imágenes</text:span></text:h>
      <text:h text:style-name="Heading_20_3" text:outline-level="3">A. <text:span text:style-name="Strong_20_Emphasis">Desactivar clic derecho y bloqueo de descarga</text:span></text:h>
      <text:p text:style-name="Text_20_body">No evita scraping serio, pero ayuda contra copias manuales:</text:p>
      <text:p text:style-name="P10"><text:span text:style-name="Source_20_Text">&lt;body oncontextmenu="return false"&gt;</text:span></text:p>
      <text:h text:style-name="Heading_20_3" text:outline-level="3">B. <text:span text:style-name="Strong_20_Emphasis">Servir imágenes como fondo CSS</text:span></text:h>
      <text:p text:style-name="Text_20_body">Hace más difícil extraerlas automáticamente (pero también más difícil de indexar por Google):</text:p>
      <text:p text:style-name="P10"><text:span text:style-name="Source_20_Text">&lt;div style="background-image: url('imagen.jpg'); width:300px; height:200px;"&gt;&lt;/div&gt;</text:span></text:p>
      <text:h text:style-name="Heading_20_3" text:outline-level="3">C. <text:span text:style-name="Strong_20_Emphasis">Cargar imágenes desde scripts en lugar de HTML plano</text:span></text:h>
      <text:p text:style-name="Text_20_body">Obstaculiza scrapers básicos que analizan solo HTML.</text:p>
      <text:p text:style-name="Horizontal_20_Line"/>
      <text:h text:style-name="Heading_20_2" text:outline-level="2"><text:span text:style-name="Strong_20_Emphasis">3. Añadir marcas visibles o invisibles (esteganografía)</text:span></text:h>
      <text:h text:style-name="Heading_20_3" text:outline-level="3">A. <text:span text:style-name="Strong_20_Emphasis">Marca de agua visible</text:span></text:h>
      <text:p text:style-name="Text_20_body">Añade texto o logo discreto pero constante (autor, URL, copyright). Ej: esquina inferior.</text:p>
      <text:h text:style-name="Heading_20_3" text:outline-level="3">B. <text:span text:style-name="Strong_20_Emphasis">Esteganografía (marca oculta dentro de la imagen)</text:span></text:h>
      <text:p text:style-name="Text_20_body">Hay herramientas que permiten insertar datos ocultos sin alterar la imagen visualmente. Algunas opciones:</text:p>
      <text:list text:style-name="L34">
        <text:list-item>
          <text:p text:style-name="P44"><text:a xlink:type="simple" xlink:href="https://stegonline.georgeom.net/" text:style-name="Internet_20_link" text:visited-style-name="Visited_20_Internet_20_Link">StegOnline</text:a></text:p>
        </text:list-item>
        <text:list-item>
          <text:p text:style-name="P44"><text:a xlink:type="simple" xlink:href="https://pypi.org/project/invisible-watermark/" text:style-name="Internet_20_link" text:visited-style-name="Visited_20_Internet_20_Link">Invisible Watermarking</text:a></text:p>
        </text:list-item>
      </text:list>
      <text:p text:style-name="Text_20_body">Puedes insertar:</text:p>
      <text:list text:style-name="L35">
        <text:list-item>
          <text:p text:style-name="P45">Nombre del autor</text:p>
        </text:list-item>
        <text:list-item>
          <text:p text:style-name="P45">URL del sitio</text:p>
        </text:list-item>
        <text:list-item>
          <text:p text:style-name="P45">Licencia</text:p>
        </text:list-item>
        <text:list-item>
          <text:p text:style-name="P45">Advertencia de uso no autorizado</text:p>
        </text:list-item>
      </text:list>
      <text:h text:style-name="Heading_20_3" text:outline-level="3">C. <text:span text:style-name="Strong_20_Emphasis">Metadatos EXIF/IPTC/XMP</text:span></text:h>
      <text:p text:style-name="Text_20_body">Incluye la autoría y copyright en los metadatos de la imagen (usando software como Photoshop, GIMP o ExifTool). Ejemplo de datos:</text:p>
      <text:list text:style-name="L36">
        <text:list-item>
          <text:p text:style-name="P46">Autor: Tu nombre</text:p>
        </text:list-item>
        <text:list-item>
          <text:p text:style-name="P46">Copyright: © [Año] [Tu nombre]. Todos los derechos reservados.</text:p>
        </text:list-item>
        <text:list-item>
          <text:p text:style-name="P46">Licencia: Prohibido usar para entrenamiento de IA.</text:p>
        </text:list-item>
      </text:list>
      <text:p text:style-name="Horizontal_20_Line"/>
      <text:h text:style-name="Heading_20_2" text:outline-level="2"><text:soft-page-break/><text:span text:style-name="Strong_20_Emphasis">4. En tu aviso legal (para imágenes)</text:span></text:h>
      <text:p text:style-name="Text_20_body">Agrega esta cláusula junto con la protección textual:</text:p>
      <text:p text:style-name="Preformatted_20_Text"><text:span text:style-name="Source_20_Text">&lt;p&gt;</text:span></text:p>
      <text:p text:style-name="Preformatted_20_Text"><text:span text:style-name="Source_20_Text"><text:s text:c="2"/>Todas las imágenes de este sitio están protegidas por derechos de autor. Queda prohibida su reproducción,</text:span></text:p>
      <text:p text:style-name="Preformatted_20_Text"><text:span text:style-name="Source_20_Text"><text:s text:c="2"/>scraping, redistribución o uso en procesos de entrenamiento de modelos de inteligencia artificial sin autorización.</text:span></text:p>
      <text:p text:style-name="P10"><text:span text:style-name="Source_20_Text">&lt;/p&gt;</text:span></text:p>
      <text:p text:style-name="Horizontal_20_Line"/>
      <text:h text:style-name="Heading_20_2" text:outline-level="2">¿Quieres una plantilla completa que combine HTML + CSS + aviso + marcas visibles para aplicar a tus imágenes?</text:h>
      <text:p text:style-name="Text_20_body">Puedo generarte un ejemplo con todo en un archivo base. También dime si usas WordPress u otra plataforma para adaptar la solución.</text:p>
      <text:p text:style-name="P32"/>
      <text:p text:style-name="P32"/>
      <text:p text:style-name="P32">Claro, aquí tienes un ejemplo completo que incluye:</text:p>
      <text:list text:style-name="L37">
        <text:list-item>
          <text:p text:style-name="P47"><text:span text:style-name="Strong_20_Emphasis">Metaetiquetas para bots e IA</text:span></text:p>
        </text:list-item>
        <text:list-item>
          <text:p text:style-name="P47"><text:span text:style-name="Strong_20_Emphasis">Aviso legal básico para derechos de autor</text:span></text:p>
        </text:list-item>
        <text:list-item>
          <text:p text:style-name="P47"><text:span text:style-name="Strong_20_Emphasis">Imagen con marca visible y atributos para evitar scraping</text:span></text:p>
        </text:list-item>
        <text:list-item>
          <text:p text:style-name="P47"><text:span text:style-name="Strong_20_Emphasis">Desactivación clic derecho (básica)</text:span></text:p>
        </text:list-item>
        <text:list-item>
          <text:p text:style-name="P47"><text:span text:style-name="Strong_20_Emphasis">Metadatos EXIF (te explico cómo añadirlos al final)</text:span></text:p>
        </text:list-item>
        <text:list-item>
          <text:p text:style-name="P47"><text:span text:style-name="Strong_20_Emphasis">Marca oculta en HTML para rastreo</text:span></text:p>
        </text:list-item>
      </text:list>
      <text:p text:style-name="Horizontal_20_Line"/>
      <text:p text:style-name="Preformatted_20_Text"><text:span text:style-name="Source_20_Text">&lt;!DOCTYPE html&gt;</text:span></text:p>
      <text:p text:style-name="Preformatted_20_Text"><text:span text:style-name="Source_20_Text">&lt;html lang="es"&gt;</text:span></text:p>
      <text:p text:style-name="Preformatted_20_Text"><text:span text:style-name="Source_20_Text">&lt;head&gt;</text:span></text:p>
      <text:p text:style-name="Preformatted_20_Text"><text:span text:style-name="Source_20_Text">&lt;meta charset="UTF-8" /&gt;</text:span></text:p>
      <text:p text:style-name="Preformatted_20_Text"><text:span text:style-name="Source_20_Text">&lt;meta name="viewport" content="width=device-width, initial-scale=1" /&gt;</text:span></text:p>
      <text:p text:style-name="Preformatted_20_Text"/>
      <text:p text:style-name="Preformatted_20_Text"><text:span text:style-name="Source_20_Text">&lt;!-- Meta etiquetas para indicar no usar para IA y evitar snippets --&gt;</text:span></text:p>
      <text:p text:style-name="Preformatted_20_Text"><text:span text:style-name="Source_20_Text">&lt;meta name="robots" content="noai, noimageai, nosnippet" /&gt;</text:span></text:p>
      <text:p text:style-name="Preformatted_20_Text"><text:span text:style-name="Source_20_Text">&lt;meta name="googlebot" content="noai, noimageai, nosnippet" /&gt;</text:span></text:p>
      <text:p text:style-name="Preformatted_20_Text"><text:span text:style-name="Source_20_Text">&lt;meta name="generator" content="Contenido protegido - No usar para entrenamiento IA" /&gt;</text:span></text:p>
      <text:p text:style-name="Preformatted_20_Text"/>
      <text:p text:style-name="Preformatted_20_Text"><text:span text:style-name="Source_20_Text">&lt;title&gt;Blog Protegido - Ejemplo&lt;/title&gt;</text:span></text:p>
      <text:p text:style-name="Preformatted_20_Text"/>
      <text:p text:style-name="Preformatted_20_Text"><text:span text:style-name="Source_20_Text">&lt;style&gt;</text:span></text:p>
      <text:p text:style-name="Preformatted_20_Text"><text:span text:style-name="Source_20_Text"><text:s text:c="2"/>/* Marca visible: texto pequeño y semi-transparente en imagen */</text:span></text:p>
      <text:p text:style-name="Preformatted_20_Text"><text:span text:style-name="Source_20_Text"><text:s text:c="2"/>.imagen-protegida {</text:span></text:p>
      <text:p text:style-name="Preformatted_20_Text"><text:span text:style-name="Source_20_Text"><text:s text:c="4"/>position: relative;</text:span></text:p>
      <text:p text:style-name="Preformatted_20_Text"><text:span text:style-name="Source_20_Text"><text:s text:c="4"/>display: inline-block;</text:span></text:p>
      <text:p text:style-name="Preformatted_20_Text"><text:span text:style-name="Source_20_Text"><text:s text:c="2"/>}</text:span></text:p>
      <text:p text:style-name="Preformatted_20_Text"><text:span text:style-name="Source_20_Text"><text:s text:c="2"/>.marca-agua {</text:span></text:p>
      <text:p text:style-name="Preformatted_20_Text"><text:span text:style-name="Source_20_Text"><text:s text:c="4"/>position: absolute;</text:span></text:p>
      <text:p text:style-name="Preformatted_20_Text"><text:soft-page-break/><text:span text:style-name="Source_20_Text"><text:s text:c="4"/>bottom: 5px;</text:span></text:p>
      <text:p text:style-name="Preformatted_20_Text"><text:span text:style-name="Source_20_Text"><text:s text:c="4"/>right: 5px;</text:span></text:p>
      <text:p text:style-name="Preformatted_20_Text"><text:span text:style-name="Source_20_Text"><text:s text:c="4"/>color: rgba(255,255,255,0.6);</text:span></text:p>
      <text:p text:style-name="Preformatted_20_Text"><text:span text:style-name="Source_20_Text"><text:s text:c="4"/>font-size: 12px;</text:span></text:p>
      <text:p text:style-name="Preformatted_20_Text"><text:span text:style-name="Source_20_Text"><text:s text:c="4"/>font-family: Arial, sans-serif;</text:span></text:p>
      <text:p text:style-name="Preformatted_20_Text"><text:span text:style-name="Source_20_Text"><text:s text:c="4"/>background: rgba(0,0,0,0.3);</text:span></text:p>
      <text:p text:style-name="Preformatted_20_Text"><text:span text:style-name="Source_20_Text"><text:s text:c="4"/>padding: 2px 4px;</text:span></text:p>
      <text:p text:style-name="Preformatted_20_Text"><text:span text:style-name="Source_20_Text"><text:s text:c="4"/>user-select: none;</text:span></text:p>
      <text:p text:style-name="Preformatted_20_Text"><text:span text:style-name="Source_20_Text"><text:s text:c="4"/>pointer-events: none;</text:span></text:p>
      <text:p text:style-name="Preformatted_20_Text"><text:span text:style-name="Source_20_Text"><text:s text:c="2"/>}</text:span></text:p>
      <text:p text:style-name="Preformatted_20_Text"><text:span text:style-name="Source_20_Text">&lt;/style&gt;</text:span></text:p>
      <text:p text:style-name="Preformatted_20_Text"/>
      <text:p text:style-name="Preformatted_20_Text"><text:span text:style-name="Source_20_Text">&lt;/head&gt;</text:span></text:p>
      <text:p text:style-name="Preformatted_20_Text"><text:span text:style-name="Source_20_Text">&lt;body oncontextmenu="return false"&gt;</text:span></text:p>
      <text:p text:style-name="Preformatted_20_Text"/>
      <text:p text:style-name="Preformatted_20_Text"><text:span text:style-name="Source_20_Text">&lt;h1&gt;Ejemplo de Blog Protegido&lt;/h1&gt;</text:span></text:p>
      <text:p text:style-name="Preformatted_20_Text"/>
      <text:p text:style-name="Preformatted_20_Text"><text:span text:style-name="Source_20_Text">&lt;p&gt;</text:span></text:p>
      <text:p text:style-name="Preformatted_20_Text"><text:span text:style-name="Source_20_Text">© 2025 Juan Pérez. Todos los derechos reservados. <text:s/></text:span></text:p>
      <text:p text:style-name="Preformatted_20_Text"><text:span text:style-name="Source_20_Text">El contenido de este sitio está protegido por derechos de autor. <text:s/></text:span></text:p>
      <text:p text:style-name="Preformatted_20_Text"><text:span text:style-name="Source_20_Text">Está prohibido su uso en sistemas de inteligencia artificial, modelos de lenguaje, bots de recopilación automatizada, <text:s/></text:span></text:p>
      <text:p text:style-name="Preformatted_20_Text"><text:span text:style-name="Source_20_Text">y motores de entrenamiento de modelos, sin el consentimiento explícito.</text:span></text:p>
      <text:p text:style-name="Preformatted_20_Text"><text:span text:style-name="Source_20_Text">&lt;/p&gt;</text:span></text:p>
      <text:p text:style-name="Preformatted_20_Text"/>
      <text:p text:style-name="Preformatted_20_Text"><text:span text:style-name="Source_20_Text">&lt;div class="imagen-protegida" style="width:300px; height:auto;"&gt;</text:span></text:p>
      <text:p text:style-name="Preformatted_20_Text"><text:span text:style-name="Source_20_Text"><text:s text:c="2"/>&lt;img </text:span></text:p>
      <text:p text:style-name="Preformatted_20_Text"><text:span text:style-name="Source_20_Text"><text:s text:c="4"/>src="https://via.placeholder.com/300x200.png?text=Ejemplo+Protegido" </text:span></text:p>
      <text:p text:style-name="Preformatted_20_Text"><text:span text:style-name="Source_20_Text"><text:s text:c="4"/>alt="Ejemplo de imagen protegida" </text:span></text:p>
      <text:p text:style-name="Preformatted_20_Text"><text:span text:style-name="Source_20_Text"><text:s text:c="4"/>loading="lazy" </text:span></text:p>
      <text:p text:style-name="Preformatted_20_Text"><text:span text:style-name="Source_20_Text"><text:s text:c="4"/>referrerpolicy="no-referrer" </text:span></text:p>
      <text:p text:style-name="Preformatted_20_Text"><text:span text:style-name="Source_20_Text"><text:s text:c="4"/>data-noai="true" </text:span></text:p>
      <text:p text:style-name="Preformatted_20_Text"><text:span text:style-name="Source_20_Text"><text:s text:c="4"/>data-noimageai="true"</text:span></text:p>
      <text:p text:style-name="Preformatted_20_Text"><text:span text:style-name="Source_20_Text"><text:s text:c="4"/>style="width:100%; height:auto; display:block;"</text:span></text:p>
      <text:p text:style-name="Preformatted_20_Text"><text:span text:style-name="Source_20_Text"><text:s text:c="2"/>/&gt;</text:span></text:p>
      <text:p text:style-name="Preformatted_20_Text"><text:span text:style-name="Source_20_Text"><text:s text:c="2"/>&lt;div class="marca-agua"&gt;© Juan Pérez - tublog.com&lt;/div&gt;</text:span></text:p>
      <text:p text:style-name="Preformatted_20_Text"><text:span text:style-name="Source_20_Text">&lt;/div&gt;</text:span></text:p>
      <text:p text:style-name="Preformatted_20_Text"/>
      <text:p text:style-name="Preformatted_20_Text"><text:span text:style-name="Source_20_Text">&lt;!-- Marca oculta en el HTML para rastreo --&gt;</text:span></text:p>
      <text:p text:style-name="Preformatted_20_Text"><text:span text:style-name="Source_20_Text">&lt;p style="display:none;"&gt;</text:span></text:p>
      <text:p text:style-name="Preformatted_20_Text"><text:span text:style-name="Source_20_Text"><text:s text:c="2"/>Autor: Juan Pérez | URL: https://tublog.com | Timestamp: 2025-05-27 | Contenido protegido.</text:span></text:p>
      <text:p text:style-name="Preformatted_20_Text"><text:span text:style-name="Source_20_Text">&lt;/p&gt;</text:span></text:p>
      <text:p text:style-name="Preformatted_20_Text"/>
      <text:p text:style-name="Preformatted_20_Text"><text:span text:style-name="Source_20_Text">&lt;/body&gt;</text:span></text:p>
      <text:p text:style-name="P10"><text:span text:style-name="Source_20_Text">&lt;/html&gt;</text:span></text:p>
      <text:p text:style-name="Horizontal_20_Line"/>
      <text:h text:style-name="Heading_20_3" text:outline-level="3"><text:span text:style-name="Strong_20_Emphasis">Cómo añadir metadatos EXIF/IPTC a tus imágenes</text:span></text:h>
      <text:p text:style-name="Text_20_body">Para añadir autoría y copyright dentro de la imagen (que viaja con el archivo):</text:p>
      <text:list text:style-name="L38">
        <text:list-item>
          <text:p text:style-name="P48">Usa software como <text:span text:style-name="Strong_20_Emphasis">ExifTool</text:span> (línea de comandos), Photoshop o GIMP.</text:p>
        </text:list-item>
        <text:list-item>
          <text:p text:style-name="P48">Ejemplo con ExifTool:</text:p>
        </text:list-item>
      </text:list>
      <text:p text:style-name="P10"><text:span text:style-name="Source_20_Text">exiftool -Artist="Juan Pérez" -Copyright="© 2025 Juan Pérez. Todos los derechos reservados." imagen.jpg</text:span></text:p>
      <text:p text:style-name="Text_20_body">Esto deja grabada la información dentro de la imagen, accesible para herramientas que lean metadatos.</text:p>
      <text:p text:style-name="Horizontal_20_Line"><text:soft-page-break/></text:p>
      <text:p text:style-name="Text_20_body">Si quieres, te puedo generar un paquete ZIP con este archivo y recomendaciones para usarlo en WordPress, Blogger u otra plataforma. ¿Quieres?</text:p>
      <text:p text:style-name="P32"/>
      <text:p text:style-name="P32"/>
      <text:p text:style-name="P32">Perfecto, si quieres avanzar en <text:span text:style-name="Strong_20_Emphasis">protección activa y robusta de contenidos para organismos, empresas, gobiernos y autores</text:span>, es clave combinar varias capas — legales, técnicas, organizativas y tecnológicas — para reducir riesgos y garantizar control real. Aquí te dejo una hoja de ruta completa y avanzada:</text:p>
      <text:p text:style-name="Horizontal_20_Line"/>
      <text:h text:style-name="Heading_20_2" text:outline-level="2">Estrategia Integral para Protección Activa de Contenidos</text:h>
      <text:h text:style-name="Heading_20_3" text:outline-level="3">1. <text:span text:style-name="Strong_20_Emphasis">Marco Legal y Contratos</text:span></text:h>
      <text:list text:style-name="L39">
        <text:list-item>
          <text:p text:style-name="P49"><text:span text:style-name="Strong_20_Emphasis">Licencias específicas y contratos digitales</text:span><text:line-break/>Definir licencias que prohiban expresamente el scraping, reproducción, y uso para entrenamiento de IA, con cláusulas claras en contratos con terceros y usuarios.</text:p>
        </text:list-item>
        <text:list-item>
          <text:p text:style-name="P49"><text:span text:style-name="Strong_20_Emphasis">Avisos legales visibles y enlaces a términos de uso</text:span><text:line-break/>Incorporar textos en cada página que expliquen derechos y restricciones.</text:p>
        </text:list-item>
        <text:list-item>
          <text:p text:style-name="P49"><text:span text:style-name="Strong_20_Emphasis">Acuerdos con plataformas y proveedores de IA</text:span><text:line-break/>Negociar y firmar acuerdos para licenciar contenidos y controlar uso.</text:p>
        </text:list-item>
        <text:list-item>
          <text:p text:style-name="P49"><text:span text:style-name="Strong_20_Emphasis">Políticas internas de manejo y difusión de información</text:span><text:line-break/>En empresas y gobiernos, protocolos que definan qué contenido es público, privado o protegido.</text:p>
        </text:list-item>
      </text:list>
      <text:p text:style-name="Horizontal_20_Line"/>
      <text:h text:style-name="Heading_20_3" text:outline-level="3">2. <text:span text:style-name="Strong_20_Emphasis">Protección Técnica Avanzada</text:span></text:h>
      <text:list text:style-name="L40">
        <text:list-item>
          <text:p text:style-name="P50"><text:span text:style-name="Strong_20_Emphasis">Robots.txt y metaetiquetas avanzadas</text:span><text:line-break/>Bloquear bots y rastreadores no autorizados, usar metaetiquetas como <text:span text:style-name="Source_20_Text">noai</text:span>, <text:span text:style-name="Source_20_Text">noimageai</text:span>, <text:span text:style-name="Source_20_Text">nosnippet</text:span>.</text:p>
        </text:list-item>
        <text:list-item>
          <text:p text:style-name="P50"><text:span text:style-name="Strong_20_Emphasis">Control de acceso con autenticación y autorizaciones</text:span><text:line-break/>No publicar contenido sensible en abierto, restringir acceso solo a usuarios autorizados (con sistemas SSO, tokens).</text:p>
        </text:list-item>
        <text:list-item>
          <text:p text:style-name="P50"><text:span text:style-name="Strong_20_Emphasis">Fingerprinting y marcas digitales invisibles</text:span></text:p>
          <text:list>
            <text:list-item>
              <text:p text:style-name="P50">Insertar marcas digitales robustas en textos (marca de agua digital en texto, hash firmados).</text:p>
            </text:list-item>
            <text:list-item>
              <text:p text:style-name="P50">Insertar marcas de agua invisibles y esteganografía en imágenes y videos.</text:p>
            </text:list-item>
            <text:list-item>
              <text:p text:style-name="P50">Uso de tecnología blockchain para timestamp y registro inmutable de autoría.</text:p>
            </text:list-item>
          </text:list>
        </text:list-item>
        <text:list-item>
          <text:p text:style-name="P50"><text:soft-page-break/><text:span text:style-name="Strong_20_Emphasis">Monitorización activa y detección de scraping</text:span><text:line-break/>Sistemas que detectan patrones de acceso automatizado sospechoso y bloquean IPs o sesiones.</text:p>
        </text:list-item>
        <text:list-item>
          <text:p text:style-name="P50"><text:span text:style-name="Strong_20_Emphasis">Tecnologías anti-scraping y anti-bot</text:span><text:line-break/>CAPTCHAs, rate limiting, honeypots, técnicas de fingerprinting del cliente para identificar bots.</text:p>
        </text:list-item>
      </text:list>
      <text:p text:style-name="Horizontal_20_Line"/>
      <text:h text:style-name="Heading_20_3" text:outline-level="3">3. <text:span text:style-name="Strong_20_Emphasis">Tecnologías emergentes</text:span></text:h>
      <text:list text:style-name="L41">
        <text:list-item>
          <text:p text:style-name="P51"><text:span text:style-name="Strong_20_Emphasis">Blockchain para derechos de autor y timestamps</text:span><text:line-break/>Registrar contenidos en cadenas de bloques para demostrar autoría y fecha sin depender de terceros.</text:p>
        </text:list-item>
        <text:list-item>
          <text:p text:style-name="P51"><text:span text:style-name="Strong_20_Emphasis">Uso de Inteligencia Artificial para detectar uso indebido</text:span><text:line-break/>IA que monitorice la web y detecte textos o imágenes que puedan estar replicados ilegalmente.</text:p>
        </text:list-item>
        <text:list-item>
          <text:p text:style-name="P51"><text:span text:style-name="Strong_20_Emphasis">Herramientas de trazabilidad y watermarking digital</text:span><text:line-break/>En vídeos, audio, imágenes, y textos para rastrear usos no autorizados.</text:p>
        </text:list-item>
      </text:list>
      <text:p text:style-name="Horizontal_20_Line"/>
      <text:h text:style-name="Heading_20_3" text:outline-level="3">4. <text:span text:style-name="Strong_20_Emphasis">Capacitación y concientización</text:span></text:h>
      <text:list text:style-name="L42">
        <text:list-item>
          <text:p text:style-name="P52">Formación constante para equipos legales, TI, marketing y producción sobre protección digital y derechos.</text:p>
        </text:list-item>
        <text:list-item>
          <text:p text:style-name="P52">Crear una cultura organizacional que valore la propiedad intelectual y la protección activa.</text:p>
        </text:list-item>
      </text:list>
      <text:p text:style-name="Horizontal_20_Line"/>
      <text:h text:style-name="Heading_20_3" text:outline-level="3">5. <text:span text:style-name="Strong_20_Emphasis">Planes de respuesta y contingencia</text:span></text:h>
      <text:list text:style-name="L43">
        <text:list-item>
          <text:p text:style-name="P53">Procedimientos claros ante detección de uso no autorizado: avisos legales, solicitudes de retirada (DMCA o equivalente), demandas.</text:p>
        </text:list-item>
        <text:list-item>
          <text:p text:style-name="P53">Comunicación pública y con stakeholders sobre protección y respeto a la propiedad intelectual.</text:p>
        </text:list-item>
      </text:list>
      <text:p text:style-name="Horizontal_20_Line"/>
      <text:h text:style-name="Heading_20_2" text:outline-level="2">Herramientas y ejemplos prácticos para implementar ya:</text:h>
      <text:list text:style-name="L44">
        <text:list-item>
          <text:p text:style-name="P54"><text:span text:style-name="Strong_20_Emphasis">Marca de agua digital invisible para imágenes/videos</text:span> con software especializado (Digimarc, TrueMark).</text:p>
        </text:list-item>
        <text:list-item>
          <text:p text:style-name="P54"><text:span text:style-name="Strong_20_Emphasis">Plataformas de blockchain para registro de contenido:</text:span><text:line-break/>Ejemplos: Po.et, Contentos, Verisart.</text:p>
        </text:list-item>
        <text:list-item>
          <text:p text:style-name="P54"><text:span text:style-name="Strong_20_Emphasis">Sistemas anti-scraping:</text:span> Cloudflare Bot Management, PerimeterX, Akamai Bot Manager.</text:p>
        </text:list-item>
        <text:list-item>
          <text:p text:style-name="P54"><text:soft-page-break/><text:span text:style-name="Strong_20_Emphasis">Implementación de firma digital en textos:</text:span> Crear un hash criptográfico de cada contenido y almacenarlo firmado para comprobar autenticidad.</text:p>
        </text:list-item>
      </text:list>
      <text:p text:style-name="Horizontal_20_Line"/>
      <text:p text:style-name="Text_20_body">Si quieres, te puedo ayudarte a diseñar un plan concreto para tu organización o caso específico, incluyendo plantillas legales, ejemplos técnicos y estrategias de despliegue. ¿Qué tipo de entidad o contenido quieres proteger más a fondo?</text:p>
      <text:p text:style-name="P32"/>
      <text:p text:style-name="P32">Claro, aquí tienes un <text:span text:style-name="Strong_20_Emphasis">plan integral y detallado</text:span> para proteger contenidos digitales, pensado para organismos, empresas, gobiernos o autores, siguiendo los 5 puntos clave que mencionamos:</text:p>
      <text:p text:style-name="Horizontal_20_Line"/>
      <text:h text:style-name="Heading_20_1" text:outline-level="1">Plan Completo de Protección Activa de Contenidos Digitales</text:h>
      <text:p text:style-name="Horizontal_20_Line"/>
      <text:h text:style-name="Heading_20_2" text:outline-level="2">1. Marco Legal y Contratos</text:h>
      <text:h text:style-name="Heading_20_3" text:outline-level="3">Objetivo</text:h>
      <text:p text:style-name="Text_20_body">Garantizar protección jurídica clara y efectiva para que terceros respeten la propiedad intelectual y el uso autorizado de contenidos.</text:p>
      <text:h text:style-name="Heading_20_3" text:outline-level="3">Acciones</text:h>
      <text:list text:style-name="L45">
        <text:list-item>
          <text:p text:style-name="P55"><text:span text:style-name="Strong_20_Emphasis">Diseñar licencias específicas</text:span> para contenidos digitales, que incluyan cláusulas expresas sobre:</text:p>
          <text:list>
            <text:list-item>
              <text:p text:style-name="P55">Prohibición de scraping, extracción automática y uso para entrenamiento IA.</text:p>
            </text:list-item>
            <text:list-item>
              <text:p text:style-name="P55">Restricciones de reproducción, redistribución y modificación.</text:p>
            </text:list-item>
            <text:list-item>
              <text:p text:style-name="P55">Sanciones legales ante incumplimiento.</text:p>
            </text:list-item>
          </text:list>
        </text:list-item>
        <text:list-item>
          <text:p text:style-name="P55"><text:span text:style-name="Strong_20_Emphasis">Actualizar términos y condiciones</text:span> del sitio con lenguaje claro y visible.</text:p>
        </text:list-item>
        <text:list-item>
          <text:p text:style-name="P55"><text:span text:style-name="Strong_20_Emphasis">Implementar acuerdos de confidencialidad (NDA)</text:span> para colaboradores internos y externos que tengan acceso a contenido sensible.</text:p>
        </text:list-item>
        <text:list-item>
          <text:p text:style-name="P55"><text:span text:style-name="Strong_20_Emphasis">Negociar contratos/licencias con proveedores de IA y plataformas digitales</text:span> para establecer límites de uso o licencias específicas.</text:p>
        </text:list-item>
        <text:list-item>
          <text:p text:style-name="P55"><text:span text:style-name="Strong_20_Emphasis">Registrar derechos de autor</text:span> en oficinas correspondientes para reforzar protección legal.</text:p>
        </text:list-item>
      </text:list>
      <text:p text:style-name="Horizontal_20_Line"/>
      <text:h text:style-name="Heading_20_2" text:outline-level="2"><text:soft-page-break/>2. Protección Técnica Avanzada</text:h>
      <text:h text:style-name="Heading_20_3" text:outline-level="3">Objetivo</text:h>
      <text:p text:style-name="Text_20_body">Prevenir el acceso no autorizado y dificultar el scraping o copia automatizada del contenido.</text:p>
      <text:h text:style-name="Heading_20_3" text:outline-level="3">Acciones</text:h>
      <text:list text:style-name="L46">
        <text:list-item>
          <text:p text:style-name="P56"><text:span text:style-name="Strong_20_Emphasis">Configurar archivo </text:span><text:span text:style-name="Strong_20_Emphasis"><text:span text:style-name="Source_20_Text">robots.txt</text:span></text:span><text:span text:style-name="Strong_20_Emphasis"> restrictivo</text:span> para bloquear bots y crawlers no autorizados.</text:p>
        </text:list-item>
        <text:list-item>
          <text:p text:style-name="P56"><text:span text:style-name="Strong_20_Emphasis">Usar metaetiquetas HTML</text:span> (<text:span text:style-name="Source_20_Text">noai</text:span>, <text:span text:style-name="Source_20_Text">noimageai</text:span>, <text:span text:style-name="Source_20_Text">nosnippet</text:span>) en todas las páginas para indicar restricciones a bots responsables.</text:p>
        </text:list-item>
        <text:list-item>
          <text:p text:style-name="P56"><text:span text:style-name="Strong_20_Emphasis">Implementar autenticación robusta</text:span> en áreas sensibles con sistemas SSO, OAuth o autenticación multifactor.</text:p>
        </text:list-item>
        <text:list-item>
          <text:p text:style-name="P56"><text:span text:style-name="Strong_20_Emphasis">Instalar sistemas anti-scraping y anti-bots</text:span> como Cloudflare Bot Management, Akamai o PerimeterX.</text:p>
        </text:list-item>
        <text:list-item>
          <text:p text:style-name="P56"><text:span text:style-name="Strong_20_Emphasis">Aplicar rate limiting, CAPTCHAs y honeypots</text:span> para detectar y bloquear accesos automatizados.</text:p>
        </text:list-item>
        <text:list-item>
          <text:p text:style-name="P56"><text:span text:style-name="Strong_20_Emphasis">Insertar marcas digitales invisibles</text:span>:</text:p>
          <text:list>
            <text:list-item>
              <text:p text:style-name="P56">En textos: hashes y firmas digitales.</text:p>
            </text:list-item>
            <text:list-item>
              <text:p text:style-name="P56">En imágenes y vídeos: marcas de agua invisibles, esteganografía.</text:p>
            </text:list-item>
          </text:list>
        </text:list-item>
        <text:list-item>
          <text:p text:style-name="P56"><text:span text:style-name="Strong_20_Emphasis">Utilizar blockchain para timestamp y registro</text:span> inmutable de cada contenido creado o actualizado.</text:p>
        </text:list-item>
        <text:list-item>
          <text:p text:style-name="P56"><text:span text:style-name="Strong_20_Emphasis">Monitorizar accesos y patrones de uso</text:span> para detectar scraping en tiempo real y reaccionar.</text:p>
        </text:list-item>
      </text:list>
      <text:p text:style-name="Horizontal_20_Line"/>
      <text:h text:style-name="Heading_20_2" text:outline-level="2">3. Tecnologías Emergentes</text:h>
      <text:h text:style-name="Heading_20_3" text:outline-level="3">Objetivo</text:h>
      <text:p text:style-name="Text_20_body">Aprovechar tecnologías modernas para reforzar la protección y la trazabilidad de contenidos.</text:p>
      <text:h text:style-name="Heading_20_3" text:outline-level="3">Acciones</text:h>
      <text:list text:style-name="L47">
        <text:list-item>
          <text:p text:style-name="P57"><text:span text:style-name="Strong_20_Emphasis">Registrar contenidos en blockchain</text:span> para demostrar autoría y fecha de creación (ej. Po.et, Verisart).</text:p>
        </text:list-item>
        <text:list-item>
          <text:p text:style-name="P57"><text:span text:style-name="Strong_20_Emphasis">Implementar sistemas de trazabilidad digital</text:span> para detectar copias ilegales en la web.</text:p>
        </text:list-item>
        <text:list-item>
          <text:p text:style-name="P57"><text:span text:style-name="Strong_20_Emphasis">Desarrollar o contratar IA</text:span> para monitorear redes, foros y repositorios donde se pueda estar usando el contenido sin permiso.</text:p>
        </text:list-item>
        <text:list-item>
          <text:p text:style-name="P57"><text:span text:style-name="Strong_20_Emphasis">Incorporar marcas de agua digitales robustas</text:span> (visibles e invisibles) con herramientas profesionales como Digimarc.</text:p>
        </text:list-item>
      </text:list>
      <text:p text:style-name="Horizontal_20_Line"/>
      <text:h text:style-name="Heading_20_2" text:outline-level="2"><text:soft-page-break/>4. Capacitación y Concientización</text:h>
      <text:h text:style-name="Heading_20_3" text:outline-level="3">Objetivo</text:h>
      <text:p text:style-name="Text_20_body">Formar al equipo humano para que entienda la importancia de la protección y cómo aplicarla.</text:p>
      <text:h text:style-name="Heading_20_3" text:outline-level="3">Acciones</text:h>
      <text:list text:style-name="L48">
        <text:list-item>
          <text:p text:style-name="P58"><text:span text:style-name="Strong_20_Emphasis">Organizar talleres y cursos periódicos</text:span> para personal jurídico, TI, marketing y producción.</text:p>
        </text:list-item>
        <text:list-item>
          <text:p text:style-name="P58"><text:span text:style-name="Strong_20_Emphasis">Crear guías y manuales internos</text:span> sobre manejo y protección de información.</text:p>
        </text:list-item>
        <text:list-item>
          <text:p text:style-name="P58"><text:span text:style-name="Strong_20_Emphasis">Fomentar cultura organizacional</text:span> que valore y respete la propiedad intelectual y la seguridad digital.</text:p>
        </text:list-item>
        <text:list-item>
          <text:p text:style-name="P58"><text:span text:style-name="Strong_20_Emphasis">Simulacros y auditorías internas</text:span> para verificar cumplimiento y detectar brechas.</text:p>
        </text:list-item>
      </text:list>
      <text:p text:style-name="Horizontal_20_Line"/>
      <text:h text:style-name="Heading_20_2" text:outline-level="2">5. Plan de Respuesta y Contingencia</text:h>
      <text:h text:style-name="Heading_20_3" text:outline-level="3">Objetivo</text:h>
      <text:p text:style-name="Text_20_body">Establecer protocolos claros para actuar rápido ante incidentes de uso no autorizado.</text:p>
      <text:h text:style-name="Heading_20_3" text:outline-level="3">Acciones</text:h>
      <text:list text:style-name="L49">
        <text:list-item>
          <text:p text:style-name="P59"><text:span text:style-name="Strong_20_Emphasis">Definir procedimiento para detección y verificación</text:span> de uso indebido (alertas, reportes, monitoreo).</text:p>
        </text:list-item>
        <text:list-item>
          <text:p text:style-name="P59"><text:span text:style-name="Strong_20_Emphasis">Preparar modelos de notificación legal (cease and desist, DMCA)</text:span> para solicitar retirada de contenido ilegal.</text:p>
        </text:list-item>
        <text:list-item>
          <text:p text:style-name="P59"><text:span text:style-name="Strong_20_Emphasis">Implementar un equipo o responsable de gestión de incidencias</text:span> que coordine acciones legales y técnicas.</text:p>
        </text:list-item>
        <text:list-item>
          <text:p text:style-name="P59"><text:span text:style-name="Strong_20_Emphasis">Planificar comunicación pública</text:span> para controlar reputación y explicar medidas de protección.</text:p>
        </text:list-item>
        <text:list-item>
          <text:p text:style-name="P59"><text:span text:style-name="Strong_20_Emphasis">Mantener registro y evidencia documental</text:span> de cada incidente para facilitar acciones legales.</text:p>
        </text:list-item>
      </text:list>
      <text:p text:style-name="Horizontal_20_Line"/>
      <text:h text:style-name="Heading_20_1" text:outline-level="1">Resumen visual y cronograma básico</text:h>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Table_20_Heading">Fase</text:p>
            </table:table-cell>
            <table:table-cell table:style-name="Tabla1.A1" office:value-type="string">
              <text:p text:style-name="Table_20_Heading">Acción principal</text:p>
            </table:table-cell>
            <table:table-cell table:style-name="Tabla1.A1" office:value-type="string">
              <text:p text:style-name="Table_20_Heading">Tiempo estimado</text:p>
            </table:table-cell>
            <table:table-cell table:style-name="Tabla1.A1" office:value-type="string">
              <text:p text:style-name="Table_20_Heading">Responsable</text:p>
            </table:table-cell>
            <table:table-cell table:style-name="Tabla1.A1" office:value-type="string">
              <text:p text:style-name="Table_20_Heading">Resultado esperado</text:p>
            </table:table-cell>
          </table:table-row>
        </table:table-header-rows>
        <table:table-row>
          <table:table-cell table:style-name="Tabla1.A1" office:value-type="string">
            <text:p text:style-name="Table_20_Contents">1</text:p>
          </table:table-cell>
          <table:table-cell table:style-name="Tabla1.A1" office:value-type="string">
            <text:p text:style-name="Table_20_Contents">Redacción y actualización legal</text:p>
          </table:table-cell>
          <table:table-cell table:style-name="Tabla1.A1" office:value-type="string">
            <text:p text:style-name="Table_20_Contents">1-2 meses</text:p>
          </table:table-cell>
          <table:table-cell table:style-name="Tabla1.A1" office:value-type="string">
            <text:p text:style-name="Table_20_Contents">Jurídico</text:p>
          </table:table-cell>
          <table:table-cell table:style-name="Tabla1.A1" office:value-type="string">
            <text:p text:style-name="Table_20_Contents">Licencias y términos claros</text:p>
          </table:table-cell>
        </table:table-row>
        <table:table-row>
          <table:table-cell table:style-name="Tabla1.A1" office:value-type="string">
            <text:p text:style-name="Table_20_Contents">2</text:p>
          </table:table-cell>
          <table:table-cell table:style-name="Tabla1.A1" office:value-type="string">
            <text:p text:style-name="Table_20_Contents">Configuración técnica y seguridad</text:p>
          </table:table-cell>
          <table:table-cell table:style-name="Tabla1.A1" office:value-type="string">
            <text:p text:style-name="Table_20_Contents">2-3 meses</text:p>
          </table:table-cell>
          <table:table-cell table:style-name="Tabla1.A1" office:value-type="string">
            <text:p text:style-name="Table_20_Contents">TI/Seguridad</text:p>
          </table:table-cell>
          <table:table-cell table:style-name="Tabla1.A1" office:value-type="string">
            <text:p text:style-name="Table_20_Contents">Bloqueo efectivo de scraping</text:p>
          </table:table-cell>
        </table:table-row>
        <table:table-row>
          <table:table-cell table:style-name="Tabla1.A1" office:value-type="string">
            <text:p text:style-name="Table_20_Contents">3</text:p>
          </table:table-cell>
          <table:table-cell table:style-name="Tabla1.A1" office:value-type="string">
            <text:p text:style-name="Table_20_Contents">Implementación blockchain + <text:soft-page-break/>IA monitoreo</text:p>
          </table:table-cell>
          <table:table-cell table:style-name="Tabla1.A1" office:value-type="string">
            <text:p text:style-name="Table_20_Contents">3-4 meses</text:p>
          </table:table-cell>
          <table:table-cell table:style-name="Tabla1.A1" office:value-type="string">
            <text:p text:style-name="Table_20_Contents">TI Innovación</text:p>
          </table:table-cell>
          <table:table-cell table:style-name="Tabla1.A1" office:value-type="string">
            <text:p text:style-name="Table_20_Contents">Trazabilidad y detección <text:soft-page-break/>avanzada</text:p>
          </table:table-cell>
        </table:table-row>
        <table:table-row>
          <table:table-cell table:style-name="Tabla1.A1" office:value-type="string">
            <text:p text:style-name="Table_20_Contents">4</text:p>
          </table:table-cell>
          <table:table-cell table:style-name="Tabla1.A1" office:value-type="string">
            <text:p text:style-name="Table_20_Contents">Capacitación y cultura</text:p>
          </table:table-cell>
          <table:table-cell table:style-name="Tabla1.A1" office:value-type="string">
            <text:p text:style-name="Table_20_Contents">Permanente</text:p>
          </table:table-cell>
          <table:table-cell table:style-name="Tabla1.A1" office:value-type="string">
            <text:p text:style-name="Table_20_Contents">RRHH y Legal</text:p>
          </table:table-cell>
          <table:table-cell table:style-name="Tabla1.A1" office:value-type="string">
            <text:p text:style-name="Table_20_Contents">Equipo preparado y alerta</text:p>
          </table:table-cell>
        </table:table-row>
        <table:table-row>
          <table:table-cell table:style-name="Tabla1.A1" office:value-type="string">
            <text:p text:style-name="Table_20_Contents">5</text:p>
          </table:table-cell>
          <table:table-cell table:style-name="Tabla1.A1" office:value-type="string">
            <text:p text:style-name="Table_20_Contents">Definición plan respuesta</text:p>
          </table:table-cell>
          <table:table-cell table:style-name="Tabla1.A1" office:value-type="string">
            <text:p text:style-name="Table_20_Contents">1 mes</text:p>
          </table:table-cell>
          <table:table-cell table:style-name="Tabla1.A1" office:value-type="string">
            <text:p text:style-name="Table_20_Contents">Legal y Seguridad</text:p>
          </table:table-cell>
          <table:table-cell table:style-name="Tabla1.A1" office:value-type="string">
            <text:p text:style-name="Table_20_Contents">Respuesta rápida y documentada</text:p>
          </table:table-cell>
        </table:table-row>
      </table:table>
      <text:p text:style-name="Horizontal_20_Line"/>
      <text:p text:style-name="Text_20_body">Si quieres, puedo ayudarte a preparar plantillas legales, scripts técnicos, recomendaciones de herramientas específicas, o materiales de capacitación. También podemos crear un dossier adaptado para el sector concreto que te interese (público, privado, editorial, etc.).</text:p>
      <text:p text:style-name="Text_20_body">¿Quieres que empecemos por alguna de estas áreas en particular?</text:p>
      <text:p text:style-name="P32"/>
      <text:p text:style-name="P32"/>
      <text:p text:style-name="P32"/>
      <text:p text:style-name="P32"/>
      <text:p text:style-name="P32"/>
      <text:p text:style-name="P32"/>
      <text:p text:style-name="P32"/>
      <text:p text:style-name="P32"/>
      <text:p text:style-name="P60">Respuesta Directa</text:p>
      <text:p text:style-name="P61">Puntos clave: </text:p>
      <text:list text:style-name="L50">
        <text:list-item>
          <text:p text:style-name="P62">Parece probable que las herramientas de IA, como los modelos de lenguaje grandes (LLMs), puedan usar tu contenido sin permiso, pero hay formas de protegerlo. </text:p>
        </text:list-item>
        <text:list-item>
          <text:p text:style-name="P62">Las medidas técnicas, como bloquear bots con <text:span text:style-name="T2">robots.txt</text:span> y CAPTCHAs, pueden ayudar, aunque no son infalibles. </text:p>
        </text:list-item>
        <text:list-item>
          <text:p text:style-name="P62">Las leyes, como el Reglamento de IA de la UE y los derechos de autor, ofrecen protección, pero hay controversias sobre el "uso justo" en el entrenamiento de IA. </text:p>
        </text:list-item>
        <text:list-item>
          <text:p text:style-name="P62">Se recomienda combinar estrategias técnicas y legales, y mantenerse informado sobre actualizaciones legales.</text:p>
        </text:list-item>
      </text:list>
      <text:p text:style-name="P63">Medidas Técnicas para Proteger tu Contenido:<text:line-break/>Puedes usar herramientas como <text:span text:style-name="T2">robots.txt</text:span> para limitar el acceso de bots, agregar CAPTCHAs para bloquear accesos automatizados, y restringir el acceso con inicio de sesión obligatorio. Por ejemplo, modifica tu archivo <text:span text:style-name="T2">robots.txt</text:span> para bloquear rastreadores específicos, como el de OpenAI, con: </text:p>
      <text:p text:style-name="P64"><text:span text:style-name="Source_20_Text"><text:span text:style-name="T3">User-agent: OpenAI <text:s/></text:span></text:span></text:p>
      <text:p text:style-name="P65"><text:span text:style-name="Source_20_Text"><text:span text:style-name="T3">Disallow: / <text:s/></text:span></text:span></text:p>
      <text:p text:style-name="P66">También puedes usar servicios como Cloudflare para detectar y bloquear bots, aunque esto puede afectar la experiencia del usuario. </text:p>
      <text:p text:style-name="P66"><text:soft-page-break/>Marco Legal para Proteger tu Propiedad Intelectual:<text:line-break/>En la UE, el Reglamento de IA (EU AI Act), vigente desde agosto de 2024, exige transparencia en el uso de datos protegidos, con plena aplicación en 2026. En EE.UU., el "uso justo" es debatido, pero el informe de la Oficina de Derechos de Autor de mayo de 2025 sugiere que el entrenamiento comercial de IA probablemente no califica como uso justo. Considera licenciar tu contenido a desarrolladores de IA para un uso controlado. </text:p>
      <text:p text:style-name="P66">Casos Prácticos:<text:line-break/>Artistas demandaron a Stability AI por usar imágenes sin permiso, y Thomson Reuters ganó un caso contra ROSS Intelligence en febrero de 2025 por infringir derechos de autor en datos de entrenamiento. Estos casos muestran la importancia de actuar legalmente. </text:p>
      <text:p text:style-name="P66">Consejo Final:<text:line-break/>Combina medidas técnicas, como bloquear bots, con estrategias legales, como actualizar términos de servicio. Consulta a un abogado especializado en PI para casos específicos, y sigue las actualizaciones, como el informe OECD de febrero de 2025 sobre scraping de datos. </text:p>
      <text:p text:style-name="Horizontal_20_Line"/>
      <text:p text:style-name="P66">Nota Detallada</text:p>
      <text:p text:style-name="P66">Introducción</text:p>
      <text:p text:style-name="P66">En mayo de 2025, la rápida evolución de la inteligencia artificial (IA), especialmente los modelos de lenguaje grandes (LLMs) y herramientas generativas, plantea desafíos significativos para los creadores de contenido y las empresas con sitios web o plataformas SaaS. Estas herramientas a menudo se entrenan con datos extraídos de internet, incluyendo contenido protegido por derechos de autor, lo que puede constituir un "robo" de propiedad intelectual (PI). Este informe, actualizado al 27 de mayo de 2025, ofrece una guía práctica y profunda para evitar que agentes de IA, LLMs y otras herramientas utilicen tu contenido original sin autorización y proteger tu PI, incluyendo medidas técnicas, legales, ejemplos, casos prácticos y referencias a leyes y borradores recientes.</text:p>
      <text:p text:style-name="P66">Entendiendo el Problema</text:p>
      <text:p text:style-name="P66">Las herramientas de IA, como ChatGPT o Stable Diffusion, se entrenan con datasets masivos, como Common Crawl, que recopilan contenido de internet sin considerar los derechos de PI. Esto incluye textos, imágenes y código, y su uso no autorizado puede infringir leyes de derechos de autor. El desafío es que muchos creadores no saben cómo su contenido es utilizado y carecen de herramientas efectivas para prevenirlo. Por ejemplo, un informe de Stanford de mayo de 2024 encontró que solo el 7% de los desarrolladores de IA revelaron el origen de sus datos, bajando del 20% en octubre de 2023, lo que resalta la falta de transparencia.</text:p>
      <text:p text:style-name="P66">Medidas Técnicas</text:p>
      <text:p text:style-name="P63">Las estrategias técnicas son esenciales para limitar el acceso no autorizado. A continuación, se detallan las principales opciones, con ejemplos prácticos:</text:p>
      <text:list text:style-name="L51">
        <text:list-item>
          <text:p text:style-name="P67">Uso de robots.txt: Este archivo en la raíz de tu sitio indica a los rastreadores qué partes pueden acceder. Por ejemplo, para bloquear OpenAI: </text:p>
          <text:p text:style-name="P68"><text:span text:style-name="Source_20_Text"><text:span text:style-name="T3">User-agent: OpenAI <text:s/></text:span></text:span></text:p>
          <text:p text:style-name="P69"><text:span text:style-name="Source_20_Text"><text:span text:style-name="T3">Disallow: / <text:s/></text:span></text:span></text:p>
          <text:p text:style-name="P69"><text:span text:style-name="Source_20_Text"><text:span text:style-name="T3">User-agent: Googlebot <text:s/></text:span></text:span></text:p>
          <text:p text:style-name="P69"><text:span text:style-name="Source_20_Text"><text:span text:style-name="T3">Allow: / <text:s/></text:span></text:span></text:p>
          <text:p text:style-name="P70"><text:soft-page-break/><text:span text:style-name="T4">Sin embargo, no todos los bots respetan estas directivas, especialmente los maliciosos. Según un artículo de </text:span><text:a xlink:type="simple" xlink:href="https://bettawebs.com/blog/protect-your-website-from-ai-scraping" office:target-frame-name="_blank" xlink:show="new" text:style-name="Internet_20_link" text:visited-style-name="Visited_20_Internet_20_Link"><text:span text:style-name="T5">Bettawebs</text:span></text:a><text:span text:style-name="T4">, publicado en noviembre de 2024, </text:span><text:span text:style-name="T3">robots.txt</text:span><text:span text:style-name="T4"> es útil pero no infalible.</text:span></text:p>
        </text:list-item>
        <text:list-item>
          <text:p text:style-name="P70"><text:span text:style-name="T4">Términos de Servicio: Incluye cláusulas que prohíban el uso del contenido para entrenar IA, como:<text:line-break/>"Todo el contenido de este sitio está protegido por derechos de autor y no puede ser utilizado para entrenar modelos de inteligencia artificial sin consentimiento expreso por escrito."<text:line-break/>Esto establece una base legal, según un artículo de </text:span><text:a xlink:type="simple" xlink:href="https://www.20i.com/blog/how-to-prevent-ai-from-scraping-your-website/" office:target-frame-name="_blank" xlink:show="new" text:style-name="Internet_20_link" text:visited-style-name="Visited_20_Internet_20_Link"><text:span text:style-name="T5">20i</text:span></text:a><text:span text:style-name="T4"> de marzo de 2024.</text:span></text:p>
        </text:list-item>
        <text:list-item>
          <text:p text:style-name="P67">Metadatos y Estándares: Usa el Protocolo de Reserva de Minería de Texto y Datos (TDM Reservation Protocol), agregando en el HTML: </text:p>
          <text:p text:style-name="P71">html</text:p>
          <text:p text:style-name="P68"><text:span text:style-name="Source_20_Text"><text:span text:style-name="T3">&lt;meta name="tdm-reservation" content="1"&gt; <text:s/></text:span></text:span></text:p>
          <text:p text:style-name="P67">Esto reserva tus derechos, según el informe OECD de febrero de 2025.</text:p>
        </text:list-item>
        <text:list-item>
          <text:p text:style-name="P67">Marcas de Agua e Identificadores: Para imágenes y videos, usa herramientas como Adobe Photoshop para incrustar marcas de agua. Para texto, considera patrones únicos para rastrear uso no autorizado.</text:p>
        </text:list-item>
        <text:list-item>
          <text:p text:style-name="P70"><text:span text:style-name="T4">Controles de Acceso: Implementa CAPTCHAs (como reCAPTCHA v2 &amp; v3), límites de tasa (rate limiting, por ejemplo, 5 solicitudes por segundo por IP) y bloqueo de IPs conocidas. Servicios como Cloudflare ofrecen estas funcionalidades, según </text:span><text:a xlink:type="simple" xlink:href="https://www.webasha.com/blog/5-simple-yet-effective-ways-to-prevent-ai-scrapers-from-stealing-your-website-content-protecting-your-data-from-unauthorized-web-scraping" office:target-frame-name="_blank" xlink:show="new" text:style-name="Internet_20_link" text:visited-style-name="Visited_20_Internet_20_Link"><text:span text:style-name="T5">WebAsha</text:span></text:a><text:span text:style-name="T4">, publicado en marzo de 2025. Sin embargo, esto puede afectar la experiencia del usuario.</text:span></text:p>
        </text:list-item>
        <text:list-item>
          <text:p text:style-name="P67">Métodos Específicos para Prevenir Scraping de IA: </text:p>
          <text:list>
            <text:list-item>
              <text:p text:style-name="P67">Mandatory Sign-Up and Login: Restringe el acceso a usuarios autenticados, usando plugins como Ultimate Member para WordPress. </text:p>
            </text:list-item>
            <text:list-item>
              <text:p text:style-name="P67">Bloqueo de Bots y Crawlers: Usa Cloudflare Firewall o AWS Shield para detectar y bloquear bots en tiempo real. </text:p>
            </text:list-item>
            <text:list-item>
              <text:p text:style-name="P70"><text:span text:style-name="T4">Rate Limiting: Configura en Nginx con </text:span><text:span text:style-name="T3">limit_req_zone $binary_remote_addr zone=one:10m rate=5r/s;</text:span><text:span text:style-name="T4">, según </text:span><text:a xlink:type="simple" xlink:href="https://blog.qrator.net/en/best-practices-to-prevent-ai-from-scraping-your-we_190/" office:target-frame-name="_blank" xlink:show="new" text:style-name="Internet_20_link" text:visited-style-name="Visited_20_Internet_20_Link"><text:span text:style-name="T5">QratorLabs</text:span></text:a><text:span text:style-name="T4">, publicado en marzo de 2024.</text:span></text:p>
            </text:list-item>
          </text:list>
        </text:list-item>
      </text:list>
      <text:p text:style-name="P66">Marco Legal</text:p>
      <text:p text:style-name="P63">El marco legal ofrece herramientas para proteger tu PI, con actualizaciones recientes: </text:p>
      <text:list text:style-name="L52">
        <text:list-item>
          <text:p text:style-name="P72"><text:span text:style-name="T4">Ley de Derechos de Autor: En la UE, la Directiva de Derechos de Autor (2019/790) permite optar por no participar en minería de datos comerciales mediante </text:span><text:span text:style-name="T3">robots.txt</text:span><text:span text:style-name="T4"> o metadatos. En EE.UU., el "uso justo" es controvertido; el informe de la Oficina de Derechos de Autor de mayo de 2025, discutido en un X post de </text:span><text:a xlink:type="simple" xlink:href="https://x.com/LuizaJarovsky/status/1921286826402422927" text:style-name="Internet_20_link" text:visited-style-name="Visited_20_Internet_20_Link"><text:span text:style-name="T5">Luiza Jarovsky</text:span></text:a><text:span text:style-name="T4"> el 10 de mayo de 2025, sugiere que el entrenamiento comercial de IA probablemente no califica como uso justo, especialmente cuando compite con obras originales.</text:span></text:p>
        </text:list-item>
        <text:list-item>
          <text:p text:style-name="P73">Reglamento de IA de la UE (EU AI Act): Vigente desde agosto de 2024, exige transparencia en el uso de datos protegidos, con plena aplicación en agosto de 2026. Esto fortalece la posición de los propietarios, según el informe OECD.</text:p>
        </text:list-item>
        <text:list-item>
          <text:p text:style-name="P72"><text:span text:style-name="T4">Licencias: Considera licenciar tu contenido, como hizo Getty Images con datos para entrenamiento de IA, según </text:span><text:a xlink:type="simple" xlink:href="https://www.reuters.com/technology/financial-times-openai-sign-content-licensing-partnership-2024-04-29/" office:target-frame-name="_blank" xlink:show="new" text:style-name="Internet_20_link" text:visited-style-name="Visited_20_Internet_20_Link"><text:span text:style-name="T5">Reuters</text:span></text:a><text:span text:style-name="T4">, publicado en abril de 2024.</text:span></text:p>
        </text:list-item>
        <text:list-item>
          <text:p text:style-name="P73"><text:soft-page-break/>Acciones Contractuales: Si tus términos de servicio prohíben el uso para IA, puedes perseguir incumplimientos, aunque es difícil contra terceros con datasets preexistentes.</text:p>
        </text:list-item>
        <text:list-item>
          <text:p text:style-name="P72"><text:span text:style-name="T4">Informe OECD (Febrero 2025): El informe "Intellectual Property Issues in Artificial Intelligence Trained on Scraped Data" destaca que el scraping afecta derechos de autor, marcas y secretos comerciales. Recomienda un "código de conducta voluntario" para scraping, herramientas técnicas estándar y términos contractuales claros, según </text:span><text:a xlink:type="simple" xlink:href="https://www.oecd.org/en/publications/intellectual-property-issues-in-artificial-intelligence-trained-on-scraped-data_d5241a23-en.html" office:target-frame-name="_blank" xlink:show="new" text:style-name="Internet_20_link" text:visited-style-name="Visited_20_Internet_20_Link"><text:span text:style-name="T5">OECD</text:span></text:a><text:span text:style-name="T4">.</text:span></text:p>
        </text:list-item>
      </text:list>
      <text:p text:style-name="P63">Mejores Prácticas</text:p>
      <text:list text:style-name="L53">
        <text:list-item>
          <text:p text:style-name="P74">Monitoreo del Uso: Usa herramientas como Copyleaks para detectar contenido en outputs de IA. Aunque no hay servicios ampliamente establecidos, bases de datos están en desarrollo. </text:p>
        </text:list-item>
        <text:list-item>
          <text:p text:style-name="P74">Educación a Usuarios: Informa sobre riesgos de ingresar datos sensibles en herramientas externas y promueve configuraciones de privacidad. </text:p>
        </text:list-item>
        <text:list-item>
          <text:p text:style-name="P74">Mantente Informado: Sigue foros y asociaciones sobre IA y PI, y consulta a abogados especializados para casos específicos.</text:p>
        </text:list-item>
      </text:list>
      <text:p text:style-name="P66">Casos Prácticos y Ejemplos</text:p>
      <text:p text:style-name="P63">Incluyen litigios recientes que ilustran desafíos y resultados: </text:p>
      <text:list text:style-name="L54">
        <text:list-item>
          <text:p text:style-name="P75"><text:span text:style-name="T4">Demanda contra Stable Diffusion: Artistas demandaron a Stability AI, Midjourney y DeviantArt por usar imágenes sin permiso, según </text:span><text:a xlink:type="simple" xlink:href="https://www.reuters.com/legal/transactional/lawsuits-accuse-ai-content-creators-misusing-copyrighted-work-2023-01-17/" office:target-frame-name="_blank" xlink:show="new" text:style-name="Internet_20_link" text:visited-style-name="Visited_20_Internet_20_Link"><text:span text:style-name="T5">Reuters</text:span></text:a><text:span text:style-name="T4">, publicado en enero de 2023, con el caso aún en curso. </text:span></text:p>
        </text:list-item>
        <text:list-item>
          <text:p text:style-name="P75"><text:span text:style-name="T4">The New York Times vs. OpenAI: Demandó por usar artículos para entrenar chatbots, destacando tensiones, según </text:span><text:a xlink:type="simple" xlink:href="https://www.wired.com/story/ai-copyright-case-tracker/" office:target-frame-name="_blank" xlink:show="new" text:style-name="Internet_20_link" text:visited-style-name="Visited_20_Internet_20_Link"><text:span text:style-name="T5">WIRED</text:span></text:a><text:span text:style-name="T4">, actualizado en mayo de 2025. </text:span></text:p>
        </text:list-item>
        <text:list-item>
          <text:p text:style-name="P75"><text:span text:style-name="T4">Stack Overflow y GitHub Copilot: Stack Overflow prohibió contenido de IA y luego firmó acuerdos con OpenAI, mientras GitHub Copilot enfrentó críticas por usar código sin atribución, según </text:span><text:a xlink:type="simple" xlink:href="https://www.ropesgray.com/en/insights/alerts/2024/04/ai-and-the-copyright-liability-overhang-a-brief-summary-of-the-current-state-of-ai-related" office:target-frame-name="_blank" xlink:show="new" text:style-name="Internet_20_link" text:visited-style-name="Visited_20_Internet_20_Link"><text:span text:style-name="T5">Ropes &amp; Gray</text:span></text:a><text:span text:style-name="T4">, publicado en abril de 2024. </text:span></text:p>
        </text:list-item>
        <text:list-item>
          <text:p text:style-name="P75"><text:span text:style-name="T4">Thomson Reuters vs. ROSS Intelligence: En febrero de 2025, un tribunal federal dictaminó a favor de Thomson Reuters, encontrando que ROSS infringió derechos al usar notas clave para entrenar su IA, según </text:span><text:a xlink:type="simple" xlink:href="https://www.jw.com/news/insights-federal-court-ai-copyright-decision/" office:target-frame-name="_blank" xlink:show="new" text:style-name="Internet_20_link" text:visited-style-name="Visited_20_Internet_20_Link"><text:span text:style-name="T5">Jackson Walker</text:span></text:a><text:span text:style-name="T4">, publicado en febrero de 2025. </text:span></text:p>
        </text:list-item>
        <text:list-item>
          <text:p text:style-name="P75"><text:span text:style-name="T4">Informe U.S. Copyright Office (Mayo 2025): Concluye que el entrenamiento comercial de IA probablemente no es uso justo, según X posts de </text:span><text:a xlink:type="simple" xlink:href="https://x.com/MrEwanMorrison/status/1921435395201368530" text:style-name="Internet_20_link" text:visited-style-name="Visited_20_Internet_20_Link"><text:span text:style-name="T5">MrEwanMorrison</text:span></text:a><text:span text:style-name="T4"> y </text:span><text:a xlink:type="simple" xlink:href="https://x.com/ednewtonrex/status/1921435213693165580" text:style-name="Internet_20_link" text:visited-style-name="Visited_20_Internet_20_Link"><text:span text:style-name="T5">ednewtonrex</text:span></text:a><text:span text:style-name="T4">, el 11 de mayo de 2025, sugiriendo licencias como solución.</text:span></text:p>
        </text:list-item>
      </text:list>
      <text:p text:style-name="P63">Tendencias Futuras</text:p>
      <text:list text:style-name="L55">
        <text:list-item>
          <text:p text:style-name="P76">Evolución Regulatoria: El EU AI Act se implementará plenamente en 2026, influyendo globalmente. En EE.UU., se esperan nuevas leyes o fallos sobre copyright y entrenamiento de IA. </text:p>
        </text:list-item>
        <text:list-item>
          <text:p text:style-name="P76">Estandarización: El TDM Reservation Protocol podría generalizarse para gestionar permisos. </text:p>
        </text:list-item>
        <text:list-item>
          <text:p text:style-name="P76">Soluciones Tecnológicas: Futuras IA podrían verificar permisos automáticamente, y soluciones basadas en blockchain podrían gestionar derechos, según el informe OECD.</text:p>
        </text:list-item>
      </text:list>
      <text:p text:style-name="P66">Conclusión</text:p>
      <text:p text:style-name="P66"><text:soft-page-break/>Proteger tu contenido requiere combinar medidas técnicas (como <text:span text:style-name="T2">robots.txt</text:span> y CAPTCHAs) con estrategias legales (como derechos de autor y licencias). Aunque no hay soluciones perfectas, estas medidas reducen riesgos. Mantente informado y adaptable, especialmente con actualizaciones como el informe U.S. Copyright Office de mayo de 2025 y el OECD de febrero de 2025.</text:p>
      <text:p text:style-name="P63">Key Citations</text:p>
      <text:list text:style-name="L56">
        <text:list-item>
          <text:p text:style-name="P77"><text:a xlink:type="simple" xlink:href="https://bettawebs.com/blog/protect-your-website-from-ai-scraping" office:target-frame-name="_blank" xlink:show="new" text:style-name="Internet_20_link" text:visited-style-name="Visited_20_Internet_20_Link"><text:span text:style-name="T5">Bettawebs protect website from AI scraping</text:span></text:a><text:span text:style-name="T4"> </text:span></text:p>
        </text:list-item>
        <text:list-item>
          <text:p text:style-name="P77"><text:a xlink:type="simple" xlink:href="https://www.20i.com/blog/how-to-prevent-ai-from-scraping-your-website/" office:target-frame-name="_blank" xlink:show="new" text:style-name="Internet_20_link" text:visited-style-name="Visited_20_Internet_20_Link"><text:span text:style-name="T5">20i prevent AI from scraping website</text:span></text:a><text:span text:style-name="T4"> </text:span></text:p>
        </text:list-item>
        <text:list-item>
          <text:p text:style-name="P77"><text:a xlink:type="simple" xlink:href="https://www.oecd.org/en/publications/intellectual-property-issues-in-artificial-intelligence-trained-on-scraped-data_d5241a23-en.html" office:target-frame-name="_blank" xlink:show="new" text:style-name="Internet_20_link" text:visited-style-name="Visited_20_Internet_20_Link"><text:span text:style-name="T5">OECD intellectual property issues in AI trained on scraped data</text:span></text:a><text:span text:style-name="T4"> </text:span></text:p>
        </text:list-item>
        <text:list-item>
          <text:p text:style-name="P77"><text:a xlink:type="simple" xlink:href="https://www.webasha.com/blog/5-simple-yet-effective-ways-to-prevent-ai-scrapers-from-stealing-your-website-content-protecting-your-data-from-unauthorized-web-scraping" office:target-frame-name="_blank" xlink:show="new" text:style-name="Internet_20_link" text:visited-style-name="Visited_20_Internet_20_Link"><text:span text:style-name="T5">WebAsha prevent AI scrapers from stealing content</text:span></text:a><text:span text:style-name="T4"> </text:span></text:p>
        </text:list-item>
        <text:list-item>
          <text:p text:style-name="P77"><text:a xlink:type="simple" xlink:href="https://blog.qrator.net/en/best-practices-to-prevent-ai-from-scraping-your-we_190/" office:target-frame-name="_blank" xlink:show="new" text:style-name="Internet_20_link" text:visited-style-name="Visited_20_Internet_20_Link"><text:span text:style-name="T5">QratorLabs best practices to prevent AI scraping</text:span></text:a><text:span text:style-name="T4"> </text:span></text:p>
        </text:list-item>
        <text:list-item>
          <text:p text:style-name="P77"><text:a xlink:type="simple" xlink:href="https://www.reuters.com/legal/transactional/lawsuits-accuse-ai-content-creators-misusing-copyrighted-work-2023-01-17/" office:target-frame-name="_blank" xlink:show="new" text:style-name="Internet_20_link" text:visited-style-name="Visited_20_Internet_20_Link"><text:span text:style-name="T5">Reuters lawsuits accuse AI content creators of misusing copyrighted work</text:span></text:a><text:span text:style-name="T4"> </text:span></text:p>
        </text:list-item>
        <text:list-item>
          <text:p text:style-name="P77"><text:a xlink:type="simple" xlink:href="https://www.wired.com/story/ai-copyright-case-tracker/" office:target-frame-name="_blank" xlink:show="new" text:style-name="Internet_20_link" text:visited-style-name="Visited_20_Internet_20_Link"><text:span text:style-name="T5">WIRED every AI copyright lawsuit in the US visualized</text:span></text:a><text:span text:style-name="T4"> </text:span></text:p>
        </text:list-item>
        <text:list-item>
          <text:p text:style-name="P77"><text:a xlink:type="simple" xlink:href="https://www.ropesgray.com/en/insights/alerts/2024/04/ai-and-the-copyright-liability-overhang-a-brief-summary-of-the-current-state-of-ai-related" office:target-frame-name="_blank" xlink:show="new" text:style-name="Internet_20_link" text:visited-style-name="Visited_20_Internet_20_Link"><text:span text:style-name="T5">Ropes &amp; Gray AI and copyright liability overhang</text:span></text:a><text:span text:style-name="T4"> </text:span></text:p>
        </text:list-item>
        <text:list-item>
          <text:p text:style-name="P77"><text:a xlink:type="simple" xlink:href="https://www.jw.com/news/insights-federal-court-ai-copyright-decision/" office:target-frame-name="_blank" xlink:show="new" text:style-name="Internet_20_link" text:visited-style-name="Visited_20_Internet_20_Link"><text:span text:style-name="T5">Jackson Walker federal court sides with plaintiff in AI copyright decision</text:span></text:a><text:span text:style-name="T4"> </text:span></text:p>
        </text:list-item>
        <text:list-item>
          <text:p text:style-name="P77"><text:a xlink:type="simple" xlink:href="https://x.com/LuizaJarovsky/status/1921286826402422927" text:style-name="Internet_20_link" text:visited-style-name="Visited_20_Internet_20_Link"><text:span text:style-name="T5">X post Luiza Jarovsky on US Copyright Office report</text:span></text:a><text:span text:style-name="T4"> </text:span></text:p>
        </text:list-item>
        <text:list-item>
          <text:p text:style-name="P77"><text:a xlink:type="simple" xlink:href="https://x.com/MrEwanMorrison/status/1921435395201368530" text:style-name="Internet_20_link" text:visited-style-name="Visited_20_Internet_20_Link"><text:span text:style-name="T5">X post MrEwanMorrison on US Copyright Office report</text:span></text:a><text:span text:style-name="T4"> </text:span></text:p>
        </text:list-item>
        <text:list-item>
          <text:p text:style-name="P77"><text:a xlink:type="simple" xlink:href="https://x.com/ednewtonrex/status/1921435213693165580" text:style-name="Internet_20_link" text:visited-style-name="Visited_20_Internet_20_Link"><text:span text:style-name="T5">X post ednewtonrex on US Copyright Office report</text:span></text:a><text:span text:style-name="T4"> </text:span></text:p>
        </text:list-item>
        <text:list-item>
          <text:p text:style-name="P77"><text:a xlink:type="simple" xlink:href="https://www.reuters.com/technology/financial-times-openai-sign-content-licensing-partnership-2024-04-29/" office:target-frame-name="_blank" xlink:show="new" text:style-name="Internet_20_link" text:visited-style-name="Visited_20_Internet_20_Link"><text:span text:style-name="T4">Reuters financial times and OpenAI content licensing partnership</text:span></text:a></text:p>
        </text:list-item>
      </text:list>
      <text:p text:style-name="P32"/>
      <text:p text:style-name="P32"/>
      <text:p text:style-name="P32"/>
      <text:p text:style-name="P32"/>
      <text:p text:style-name="P60">Informe Completo: Cómo Proteger tu Contenido Original de Agentes de IA, LLMs y Otras Herramientas – Actualizado a Mayo de 2025</text:p>
      <text:p text:style-name="P78">Introducción</text:p>
      <text:p text:style-name="P78">En la era de la inteligencia artificial (IA), los avances en modelos de lenguaje de gran escala (LLMs) y herramientas generativas han transformado la forma en que interactuamos con la tecnología. Sin embargo, estos desarrollos también presentan desafíos significativos para los creadores de contenido y las empresas que operan sitios web o plataformas SaaS. Las herramientas de IA, entrenadas con enormes volúmenes de datos extraídos de internet, pueden incluir contenido protegido por derechos de autor sin permiso explícito, lo que plantea preocupaciones sobre el "robo" de propiedad intelectual (PI). Este informe, actualizado a mayo de 2025, ofrece una guía detallada y práctica para evitar que agentes de IA, LLMs y otras herramientas utilicen tu contenido original sin autorización y para proteger tu PI. Incluye medidas técnicas y legales, mejores prácticas, ejemplos, casos prácticos, referencias a leyes y tendencias futuras.</text:p>
      <text:p text:style-name="P78">Entendiendo el Problema</text:p>
      <text:p text:style-name="P78">Las herramientas de IA, como ChatGPT o Stable Diffusion, se entrenan con datasets masivos que a menudo provienen de fuentes públicas como sitios web, plataformas SaaS y repositorios abiertos. Por ejemplo, datasets como Common Crawl recopilan contenido de internet indiscriminadamente, lo que puede incluir textos, imágenes, código y más, sin considerar los derechos de propiedad intelectual. Si este contenido está protegido por derechos de autor, su uso no autorizado podría constituir una infracción legal. El desafío radica en que muchos creadores no son conscientes de cómo su contenido es utilizado y carecen de herramientas efectivas para prevenirlo.</text:p>
      <text:p text:style-name="P78"><text:soft-page-break/>Medidas Técnicas</text:p>
      <text:p text:style-name="P61">A continuación, se presentan estrategias técnicas para proteger tu contenido de la extracción por parte de herramientas de IA:</text:p>
      <text:list text:style-name="L57">
        <text:list-item>
          <text:p text:style-name="P79">Uso de robots.txt<text:line-break/>El archivo <text:span text:style-name="T2">robots.txt</text:span> en la raíz de tu sitio web puede indicar a los rastreadores qué partes del sitio pueden o no ser accedidas. Por ejemplo, para bloquear el rastreador de OpenAI: </text:p>
          <text:p text:style-name="P80"><text:span text:style-name="Source_20_Text"><text:span text:style-name="T3">User-agent: OpenAI</text:span></text:span></text:p>
          <text:p text:style-name="P81"><text:span text:style-name="Source_20_Text"><text:span text:style-name="T3">Disallow: /</text:span></text:span></text:p>
          <text:p text:style-name="P81"><text:span text:style-name="Source_20_Text"><text:span text:style-name="T3">User-agent: Googlebot</text:span></text:span></text:p>
          <text:p text:style-name="P81"><text:span text:style-name="Source_20_Text"><text:span text:style-name="T3">Allow: /</text:span></text:span></text:p>
          <text:p text:style-name="P79">Esto impide que el rastreador de OpenAI acceda al sitio mientras permite el acceso a motores de búsqueda como Google. Sin embargo, esta medida depende de que las herramientas de IA respeten estas directivas, lo cual no siempre ocurre.</text:p>
        </text:list-item>
        <text:list-item>
          <text:p text:style-name="P79">Términos de Servicio<text:line-break/>Incluye una cláusula clara en los términos de servicio de tu sitio o plataforma SaaS que prohíba el uso del contenido para entrenar modelos de IA sin permiso. Ejemplo:<text:line-break/>"Todo el contenido de este sitio está protegido por derechos de autor y no puede ser utilizado para entrenar modelos de inteligencia artificial sin consentimiento expreso por escrito."<text:line-break/>Esto establece una base legal para actuar en caso de violación.</text:p>
        </text:list-item>
        <text:list-item>
          <text:p text:style-name="P79">Metadatos y Estándares<text:line-break/>Usa estándares emergentes como el Protocolo de Reserva de Minería de Texto y Datos (TDM Reservation Protocol). Puedes agregar metadatos en el encabezado HTML de tu sitio: </text:p>
          <text:p text:style-name="P82">html</text:p>
          <text:p text:style-name="P80"><text:span text:style-name="Source_20_Text"><text:span text:style-name="T3">&lt;meta name="tdm-reservation" content="1"&gt;</text:span></text:span></text:p>
          <text:p text:style-name="P79">Esto señala que reservas tus derechos sobre el uso del contenido para minería de datos, incluido el entrenamiento de IA.</text:p>
        </text:list-item>
        <text:list-item>
          <text:p text:style-name="P79">Marcas de Agua e Identificadores<text:line-break/>Para contenido multimedia (imágenes, videos), incrusta marcas de agua o identificadores únicos con herramientas como Adobe Photoshop o servicios especializados. Aunque esto es menos viable para texto, podrías usar frases únicas o patrones rastreables para probar la propiedad.</text:p>
        </text:list-item>
        <text:list-item>
          <text:p text:style-name="P79">Controles de Acceso<text:line-break/>Implementa CAPTCHAs para tráfico sospechoso, límites de tasa (rate limiting) o bloqueo de IPs para evitar raspado automatizado. Servicios como Cloudflare ofrecen estas funcionalidades, aunque podrían afectar la experiencia del usuario legítimo.</text:p>
        </text:list-item>
      </text:list>
      <text:p text:style-name="P66">Medidas Legales</text:p>
      <text:p text:style-name="P63">El marco legal proporciona herramientas clave para proteger tu contenido. A continuación, se describen las opciones más relevantes a mayo de 2025:</text:p>
      <text:list text:style-name="L58">
        <text:list-item>
          <text:p text:style-name="P83">Ley de Derechos de Autor </text:p>
          <text:list>
            <text:list-item>
              <text:p text:style-name="P83"><text:soft-page-break/>En la UE: La excepción de minería de texto y datos (TDM) bajo la Directiva de Derechos de Autor permite a los titulares de derechos optar por no participar en usos comerciales de sus contenidos. Esto se puede señalar mediante <text:span text:style-name="T2">robots.txt</text:span> o metadatos. </text:p>
            </text:list-item>
            <text:list-item>
              <text:p text:style-name="P83">En EE.UU.: La doctrina del "uso justo" (fair use) es un área gris; las empresas de IA podrían argumentar que el entrenamiento es un uso permitido, pero esto se está debatiendo en tribunales (ver casos prácticos más adelante).<text:line-break/>Los creadores pueden hacer valer sus derechos de autor si detectan uso no autorizado.</text:p>
            </text:list-item>
          </text:list>
        </text:list-item>
        <text:list-item>
          <text:p text:style-name="P83">Reglamento de IA de la UE (EU AI Act)<text:line-break/>Entrado en vigor en agosto de 2024, este reglamento exige que los sistemas de IA respeten los derechos de PI y establece obligaciones de transparencia para IA generativa, como divulgar el uso de material protegido. A mayo de 2025, está parcialmente implementado, con plena aplicación prevista para agosto de 2026. Esto fortalece la posición de los propietarios de contenido para exigir cumplimiento.</text:p>
        </text:list-item>
        <text:list-item>
          <text:p text:style-name="P83">Licencias<text:line-break/>Considera licenciar tu contenido a desarrolladores de IA bajo términos específicos. Por ejemplo, organizaciones como Getty Images han comenzado a ofrecer licencias para datos de entrenamiento de IA, permitiendo un uso controlado y monetizado.</text:p>
        </text:list-item>
        <text:list-item>
          <text:p text:style-name="P83">Acciones Contractuales<text:line-break/>Si tu sitio tiene términos de servicio que prohíben el uso del contenido para IA, una violación podría ser perseguida como incumplimiento de contrato, aunque esto puede ser difícil de hacer cumplir contra terceros que usan datasets preexistentes.</text:p>
        </text:list-item>
      </text:list>
      <text:p text:style-name="P66">Mejores Prácticas</text:p>
      <text:p text:style-name="P63">Aquí hay estrategias prácticas para creadores y empresas:</text:p>
      <text:list text:style-name="L59">
        <text:list-item>
          <text:p text:style-name="P84">Monitoreo del Uso<text:line-break/>Utiliza herramientas como Copyleaks o búsquedas manuales para detectar si tu contenido aparece en salidas de IA o datasets de entrenamiento. Aunque no hay servicios ampliamente establecidos a mayo de 2025, están en desarrollo bases de datos para rastrear contenido protegido.</text:p>
        </text:list-item>
        <text:list-item>
          <text:p text:style-name="P84">Educación a Usuarios<text:line-break/>Si operas una plataforma SaaS, informa a los usuarios sobre los riesgos de ingresar datos sensibles en herramientas de IA externas y promueve el uso de configuraciones de privacidad.</text:p>
        </text:list-item>
        <text:list-item>
          <text:p text:style-name="P84">Mantente Informado<text:line-break/>Sigue las evoluciones legales y estándares de la industria. Participa en foros o asociaciones enfocadas en IA y PI.</text:p>
        </text:list-item>
        <text:list-item>
          <text:p text:style-name="P84">Consulta Legal<text:line-break/>Busca asesoramiento de un abogado especializado en PI para casos específicos, especialmente si tu contenido tiene alto valor comercial.</text:p>
        </text:list-item>
      </text:list>
      <text:p text:style-name="P63">Casos Prácticos y Ejemplos</text:p>
      <text:list text:style-name="L60">
        <text:list-item>
          <text:p text:style-name="P85">Demanda contra Stable Diffusion<text:line-break/>Artistas demandaron a Stability AI, DeviantArt y Midjourney por usar sus imágenes <text:soft-page-break/>protegidas para entrenar modelos de IA sin permiso. Este caso, en curso en EE.UU., podría establecer precedentes sobre el uso de contenido protegido en IA.</text:p>
        </text:list-item>
        <text:list-item>
          <text:p text:style-name="P85">The New York Times vs. OpenAI<text:line-break/>El periódico demandó a OpenAI por utilizar sus artículos para entrenar chatbots, lo que destaca la tensión entre medios tradicionales y desarrolladores de IA. Este caso subraya la necesidad de acuerdos claros.</text:p>
        </text:list-item>
        <text:list-item>
          <text:p text:style-name="P85">Stack Overflow y GitHub Copilot<text:line-break/>Stack Overflow prohibió inicialmente contenido generado por IA y luego se asoció con OpenAI para un uso controlado de sus datos. GitHub Copilot, que sugiere código basado en repositorios públicos, enfrentó críticas por usar código sin atribución, llevando a filtros para evitar infracciones. Estos ejemplos muestran una transición de la prohibición a la colaboración regulada.</text:p>
        </text:list-item>
      </text:list>
      <text:p text:style-name="P63">Tendencias Futuras</text:p>
      <text:list text:style-name="L61">
        <text:list-item>
          <text:p text:style-name="P86">Evolución Regulatoria<text:line-break/>La plena implementación del EU AI Act en 2026 probablemente influirá en estándares globales. En EE.UU., nuevas leyes o fallos judiciales podrían aclarar la aplicación del copyright al entrenamiento de IA.</text:p>
        </text:list-item>
        <text:list-item>
          <text:p text:style-name="P86">Estandarización<text:line-break/>Iniciativas como el TDM Reservation Protocol podrían generalizarse, ofreciendo una forma uniforme de gestionar permisos de uso de contenido.</text:p>
        </text:list-item>
        <text:list-item>
          <text:p text:style-name="P86">Soluciones Tecnológicas<text:line-break/>Las futuras herramientas de IA podrían integrar sistemas automatizados para verificar permisos antes del entrenamiento, reduciendo usos no autorizados. También se especula sobre soluciones basadas en blockchain para gestionar derechos de contenido.</text:p>
        </text:list-item>
      </text:list>
      <text:p text:style-name="P66">Conclusión</text:p>
      <text:p text:style-name="P66">Proteger tu contenido original de las herramientas de IA requiere un enfoque proactivo que combine medidas técnicas (como <text:span text:style-name="T2">robots.txt</text:span> y metadatos), estrategias legales (como el copyright y el EU AI Act) y mejores prácticas (como el monitoreo y la educación). Aunque ninguna solución es infalible, implementar estas medidas reduce significativamente el riesgo de uso no autorizado. A medida que el panorama legal y tecnológico evoluciona, mantenerse informado y adaptable será clave para salvaguardar tu propiedad intelectual en la era de la IA.</text:p>
      <text:p text:style-name="P63">Referencias</text:p>
      <text:list text:style-name="L62">
        <text:list-item>
          <text:p text:style-name="P87">Directiva de Derechos de Autor de la UE (2019/790) sobre excepciones de TDM. </text:p>
        </text:list-item>
        <text:list-item>
          <text:p text:style-name="P87">Reglamento de IA de la UE (EU AI Act), entrado en vigor en agosto de 2024. </text:p>
        </text:list-item>
        <text:list-item>
          <text:p text:style-name="P87">Casos legales: Stability AI et al. vs. artistas; The New York Times vs. OpenAI. </text:p>
        </text:list-item>
        <text:list-item>
          <text:p text:style-name="P87">Recursos técnicos: Documentación de <text:span text:style-name="T2">robots.txt</text:span>, Cloudflare, Copyleaks.</text:p>
        </text:list-item>
      </text:list>
      <text:p text:style-name="P66">Este informe proporciona una base sólida y práctica para proteger tu contenido, con ejemplos concretos y estrategias aplicables a mayo de 2025.</text:p>
      <text:p text:style-name="P32"/>
      <text:p text:style-name="P32"/>
      <text:p text:style-name="P32"/>
      <text:p text:style-name="P32"><text:soft-page-break/></text:p>
      <text:p text:style-name="P88">state of artificial</text:p>
      <text:p text:style-name="P89">Respuesta Directa</text:p>
      <text:p text:style-name="P61">Puntos clave: </text:p>
      <text:list text:style-name="L63">
        <text:list-item>
          <text:p text:style-name="P90">Parece probable que los sitios web estén usando varias técnicas para controlar el tráfico de agentes de IA o LLMs, como bloquear bots específicos y limitar solicitudes. </text:p>
        </text:list-item>
        <text:list-item>
          <text:p text:style-name="P90">Hay controversia sobre la efectividad de estas medidas, ya que algunos bots pueden eludirlas, lo que ha generado debates legales y éticos. </text:p>
        </text:list-item>
        <text:list-item>
          <text:p text:style-name="P90">La evidencia sugiere que estas técnicas son una respuesta al creciente scraping de IA, pero su éxito varía según la sofisticación de los bots.</text:p>
        </text:list-item>
      </text:list>
      <text:p text:style-name="P63">Técnicas Comunes:<text:line-break/>Los sitios web, especialmente aquellos afectados por el scraping de IA, están implementando medidas como: </text:p>
      <text:list text:style-name="L64">
        <text:list-item>
          <text:p text:style-name="P91"><text:span text:style-name="T4">Bloqueo de bots: Usan archivos </text:span><text:span text:style-name="T3">robots.txt</text:span><text:span text:style-name="T4"> para denegar el acceso a bots de IA como GPTBot o ClaudeBot, por ejemplo, </text:span><text:a xlink:type="simple" xlink:href="https://www.nytimes.com/robots.txt" office:target-frame-name="_blank" xlink:show="new" text:style-name="Internet_20_link" text:visited-style-name="Visited_20_Internet_20_Link"><text:span text:style-name="T5">The New York Times</text:span></text:a><text:span text:style-name="T4"> bloquea a GPTBot. </text:span></text:p>
        </text:list-item>
        <text:list-item>
          <text:p text:style-name="P92">Encabezados HTTP: Incluyen etiquetas como <text:span text:style-name="T2">X-Robots-Tag: noindex</text:span> para evitar que los bots indexen contenido, aunque depende de la cooperación de los bots. </text:p>
        </text:list-item>
        <text:list-item>
          <text:p text:style-name="P92">Barreras técnicas: Renderizan contenido con JavaScript, limitan tasas de solicitud y bloquean IPs sospechosas para dificultar el scraping. </text:p>
        </text:list-item>
        <text:list-item>
          <text:p text:style-name="P91"><text:span text:style-name="T4">Soluciones avanzadas: Plataformas como DataDome ofrecen detección en tiempo real y análisis de comportamiento para bloquear bots sofisticados </text:span><text:a xlink:type="simple" xlink:href="https://datadome.co/products/bot-protection/" office:target-frame-name="_blank" xlink:show="new" text:style-name="Internet_20_link" text:visited-style-name="Visited_20_Internet_20_Link"><text:span text:style-name="T5">DataDome Bot Protection</text:span></text:a><text:span text:style-name="T4">. </text:span></text:p>
        </text:list-item>
        <text:list-item>
          <text:p text:style-name="P92">Monitoreo continuo: Analizan patrones de tráfico para detectar actividades sospechosas y actualizan sus defensas regularmente. </text:p>
        </text:list-item>
        <text:list-item>
          <text:p text:style-name="P92">Protecciones legales: Actualizan términos de servicio para prohibir el uso de contenido para entrenar IA, respaldando acciones legales.</text:p>
        </text:list-item>
      </text:list>
      <text:p text:style-name="P66">Consideraciones:<text:line-break/>Estas técnicas son una combinación de medidas técnicas y legales, pero no son infalibles. Los bots de IA pueden usar proxies o emular comportamiento humano, lo que complica el control. Es un tema en evolución, con debates sobre derechos de autor y privacidad.</text:p>
      <text:p text:style-name="Horizontal_20_Line"/>
      <text:p text:style-name="P66">Nota Detallada: Técnicas de Disuasión para Controlar Tráfico de Agentes de IA en Sitios Web</text:p>
      <text:p text:style-name="P66">En junio de 2025, el creciente uso de agentes de inteligencia artificial (IA) y modelos de lenguaje grandes (LLMs) para interactuar con sitios web ha llevado a muchos propietarios de contenido a implementar estrategias técnicas y legales para controlar y limitar este tráfico, especialmente en respuesta al scraping no autorizado. Este análisis detalla las técnicas actuales, basadas en investigaciones recientes y prácticas documentadas, y explora cómo los sitios afectados, como medios de comunicación y plataformas creativas, están abordando este desafío.</text:p>
      <text:p text:style-name="P66">Contexto y Relevancia</text:p>
      <text:p text:style-name="P66"><text:soft-page-break/>El scraping de IA, donde bots automatizados recolectan datos de sitios web para entrenar modelos como ChatGPT o Claude, ha generado controversias significativas. Empresas como OpenAI, Anthropic y ByteDance han sido acusadas de usar contenido sin permiso, lo que ha llevado a demandas legales de sitios como The New York Times y Getty Images. En este contexto, los sitios web han adoptado medidas técnicas para proteger su propiedad intelectual y controlar el tráfico no deseado, mientras enfrentan el desafío de equilibrar la accesibilidad para usuarios humanos y bots legítimos.</text:p>
      <text:p text:style-name="P66">Técnicas Técnicas de Disuasión</text:p>
      <text:p text:style-name="P63">Las siguientes técnicas son las más comunes utilizadas por los sitios web en junio de 2025 para controlar el tráfico de agentes de IA:</text:p>
      <text:list text:style-name="L65">
        <text:list-item>
          <text:p text:style-name="P93">Directivas en robots.txt </text:p>
          <text:list>
            <text:list-item>
              <text:p text:style-name="P93">Los sitios web utilizan el archivo <text:span text:style-name="T2">robots.txt</text:span> para comunicar a los bots qué partes del sitio no deben ser rastreadas. Esta es una medida estándar y ampliamente adoptada. </text:p>
            </text:list-item>
            <text:list-item>
              <text:p text:style-name="P93">Ejemplos específicos incluyen bloquear bots de IA conocidos, como: </text:p>
              <text:list>
                <text:list-item>
                  <text:p text:style-name="P93"><text:span text:style-name="T2">User-agent: GPTBot Disallow: /</text:span> para bloquear el bot de OpenAI, que recolecta datos para ChatGPT. </text:p>
                </text:list-item>
                <text:list-item>
                  <text:p text:style-name="P93"><text:span text:style-name="T2">User-agent: ClaudeBot Disallow: /</text:span> para bloquear el bot de Anthropic, usado por Claude AI. </text:p>
                </text:list-item>
                <text:list-item>
                  <text:p text:style-name="P93"><text:span text:style-name="T2">User-agent: CCBot Disallow: /</text:span> para bloquear el bot de Common Crawl, que construye datasets para múltiples modelos de IA. </text:p>
                </text:list-item>
                <text:list-item>
                  <text:p text:style-name="P93"><text:span text:style-name="T2">User-agent: Google-Extended Disallow: /</text:span> para limitar bots extendidos de Google. </text:p>
                </text:list-item>
                <text:list-item>
                  <text:p text:style-name="P93"><text:span text:style-name="T2">User-agent: Bytespider Disallow: /</text:span> para bloquear el bot de ByteDance, asociado con Doubao. </text:p>
                </text:list-item>
                <text:list-item>
                  <text:p text:style-name="P93"><text:span text:style-name="T2">User-agent: PerplexityBot Disallow: /</text:span> para bloquear el bot de Perplexity, que alimenta su motor de búsqueda de IA.</text:p>
                </text:list-item>
              </text:list>
            </text:list-item>
            <text:list-item>
              <text:p text:style-name="P93">Aunque efectivo contra bots respetuosos, algunos scrapers avanzados pueden ignorar estas directivas, lo que limita su eficacia contra actores maliciosos. </text:p>
            </text:list-item>
            <text:list-item>
              <text:p text:style-name="P94"><text:span text:style-name="T4">Ejemplo práctico: </text:span><text:a xlink:type="simple" xlink:href="https://www.nytimes.com/robots.txt" office:target-frame-name="_blank" xlink:show="new" text:style-name="Internet_20_link" text:visited-style-name="Visited_20_Internet_20_Link"><text:span text:style-name="T5">The New York Times</text:span></text:a><text:span text:style-name="T4"> bloquea a GPTBot y otros bots de IA, mientras proporciona sitemaps para rastreo legítimo.</text:span></text:p>
            </text:list-item>
          </text:list>
        </text:list-item>
        <text:list-item>
          <text:p text:style-name="P93">Encabezados HTTP </text:p>
          <text:list>
            <text:list-item>
              <text:p text:style-name="P93">Los sitios web pueden usar encabezados HTTP, como <text:span text:style-name="T2">X-Robots-Tag: noindex</text:span>, para indicar que el contenido no debe ser indexado o usado por sistemas de IA. </text:p>
            </text:list-item>
            <text:list-item>
              <text:p text:style-name="P93">Esta técnica depende de la cooperación voluntaria de los bots, lo que la hace menos confiable contra scrapers no autorizados. Sin embargo, es una capa adicional de protección que refuerza las directivas en <text:span text:style-name="T2">robots.txt</text:span>.</text:p>
            </text:list-item>
          </text:list>
        </text:list-item>
        <text:list-item>
          <text:p text:style-name="P93">Barreras Técnicas </text:p>
          <text:list>
            <text:list-item>
              <text:p text:style-name="P93">Protección basada en JavaScript: Muchos sitios renderizan su contenido dinámicamente mediante JavaScript, lo que requiere que los bots ejecuten código para acceder al contenido, dificultando el scraping. Esto es especialmente útil contra bots que no emulan navegadores completos. </text:p>
            </text:list-item>
            <text:list-item>
              <text:p text:style-name="P93"><text:soft-page-break/>Detección de interacciones del usuario: Los sitios pueden implementar mecanismos para detectar si un usuario es humano, como verificar movimientos del ratón, tiempos de carga o interacciones específicas, para diferenciar entre humanos y bots. </text:p>
            </text:list-item>
            <text:list-item>
              <text:p text:style-name="P93">Limitación de tasas y bloqueo de IP: Los sitios pueden limitar el número de solicitudes desde una misma dirección IP o bloquear IPs conocidas por ser utilizadas por bots de IA. Esto es efectivo contra scrapers intensivos, pero puede ser eludido mediante el uso de proxies o redes de bots distribuidas.</text:p>
            </text:list-item>
          </text:list>
        </text:list-item>
        <text:list-item>
          <text:p text:style-name="P93">Soluciones Avanzadas de Gestión de Bots </text:p>
          <text:list>
            <text:list-item>
              <text:p text:style-name="P93">Plataformas como DataDome ofrecen soluciones de gestión de bots avanzadas que incluyen: </text:p>
              <text:list>
                <text:list-item>
                  <text:p text:style-name="P93">Detección en tiempo real de bots mediante análisis de comportamiento. </text:p>
                </text:list-item>
                <text:list-item>
                  <text:p text:style-name="P93">Protección adaptativa que ajusta las defensas según las técnicas de los bots. </text:p>
                </text:list-item>
                <text:list-item>
                  <text:p text:style-name="P93">Bloqueo de bots sofisticados que pueden eludir medidas más simples, como el uso de proxies residenciales o emulación de comportamiento humano.</text:p>
                </text:list-item>
              </text:list>
            </text:list-item>
            <text:list-item>
              <text:p text:style-name="P94"><text:span text:style-name="T4">Estas soluciones son especialmente útiles para sitios con alto tráfico y contenido sensible, y se pueden integrar con sistemas existentes para una protección más robusta </text:span><text:a xlink:type="simple" xlink:href="https://datadome.co/products/bot-protection/" office:target-frame-name="_blank" xlink:show="new" text:style-name="Internet_20_link" text:visited-style-name="Visited_20_Internet_20_Link"><text:span text:style-name="T5">DataDome Bot Protection</text:span></text:a><text:span text:style-name="T4">.</text:span></text:p>
            </text:list-item>
          </text:list>
        </text:list-item>
        <text:list-item>
          <text:p text:style-name="P93">Monitoreo y Actualización Continua </text:p>
          <text:list>
            <text:list-item>
              <text:p text:style-name="P93">Los sitios web monitorean su tráfico en busca de patrones inusuales, como picos de solicitudes o accesos sistemáticos, que podrían indicar actividades de scraping. </text:p>
            </text:list-item>
            <text:list-item>
              <text:p text:style-name="P93">Actualizan regularmente sus archivos <text:span text:style-name="T2">robots.txt</text:span> y ajustan sus barreras técnicas a medida que las técnicas de scraping de IA evolucionan. Por ejemplo, si un nuevo bot de IA emerge, los sitios pueden añadirlo a su lista de bloqueo. </text:p>
            </text:list-item>
            <text:list-item>
              <text:p text:style-name="P93">Esta estrategia es crucial dado el ritmo rápido de desarrollo en las tácticas de scraping, como se ha visto con bots que usan proxies residenciales o fingerprinting para evadir detecciones.</text:p>
            </text:list-item>
          </text:list>
        </text:list-item>
      </text:list>
      <text:p text:style-name="P66">Bots de IA Más Activos en 2025</text:p>
      <text:p text:style-name="P66">A continuación, se presenta una tabla con los bots de IA más activos identificados en junio de 2025, sus operadores y propósitos, según investigaciones reciente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95">Bot de IA<text:span text:style-name="T6"/></text:p>
          </table:table-cell>
          <table:table-cell table:style-name="Tabla2.A1" office:value-type="string">
            <text:p text:style-name="P95">Operador<text:span text:style-name="T6"/></text:p>
          </table:table-cell>
          <table:table-cell table:style-name="Tabla2.A1" office:value-type="string">
            <text:p text:style-name="P95">Propósito<text:span text:style-name="T6"/></text:p>
          </table:table-cell>
        </table:table-row>
        <table:table-row table:style-name="Tabla2.1">
          <table:table-cell table:style-name="Tabla2.A1" office:value-type="string">
            <text:p text:style-name="P96">GPTBot<text:span text:style-name="T7"/></text:p>
          </table:table-cell>
          <table:table-cell table:style-name="Tabla2.A1" office:value-type="string">
            <text:p text:style-name="P96">OpenAI<text:span text:style-name="T7"/></text:p>
          </table:table-cell>
          <table:table-cell table:style-name="Tabla2.A1" office:value-type="string">
            <text:p text:style-name="P96">Recolecta datos para entrenar ChatGPT<text:span text:style-name="T7"/></text:p>
          </table:table-cell>
        </table:table-row>
        <table:table-row table:style-name="Tabla2.1">
          <table:table-cell table:style-name="Tabla2.A1" office:value-type="string">
            <text:p text:style-name="P96">ClaudeBot<text:span text:style-name="T7"/></text:p>
          </table:table-cell>
          <table:table-cell table:style-name="Tabla2.A1" office:value-type="string">
            <text:p text:style-name="P96">Anthropic<text:span text:style-name="T7"/></text:p>
          </table:table-cell>
          <table:table-cell table:style-name="Tabla2.A1" office:value-type="string">
            <text:p text:style-name="P96">Recolecta datos para entrenar Claude AI<text:span text:style-name="T7"/></text:p>
          </table:table-cell>
        </table:table-row>
        <table:table-row table:style-name="Tabla2.1">
          <table:table-cell table:style-name="Tabla2.A1" office:value-type="string">
            <text:p text:style-name="P96">Bytespider<text:span text:style-name="T7"/></text:p>
          </table:table-cell>
          <table:table-cell table:style-name="Tabla2.A1" office:value-type="string">
            <text:p text:style-name="P96">ByteDance (TikTok)<text:span text:style-name="T7"/></text:p>
          </table:table-cell>
          <table:table-cell table:style-name="Tabla2.A1" office:value-type="string">
            <text:p text:style-name="P96">Recolecta datos para Doubao, competidor de ChatGPT<text:span text:style-name="T7"/></text:p>
          </table:table-cell>
        </table:table-row>
        <table:table-row table:style-name="Tabla2.1">
          <table:table-cell table:style-name="Tabla2.A1" office:value-type="string">
            <text:p text:style-name="P96">CCBot<text:span text:style-name="T7"/></text:p>
          </table:table-cell>
          <table:table-cell table:style-name="Tabla2.A1" office:value-type="string">
            <text:p text:style-name="P96">Common Crawl<text:span text:style-name="T7"/></text:p>
          </table:table-cell>
          <table:table-cell table:style-name="Tabla2.A1" office:value-type="string">
            <text:p text:style-name="P96">Construye datasets usados por múltiples modelos de IA<text:span text:style-name="T7"/></text:p>
          </table:table-cell>
        </table:table-row>
        <table:table-row table:style-name="Tabla2.1">
          <table:table-cell table:style-name="Tabla2.A1" office:value-type="string">
            <text:p text:style-name="P96">Amazonbot<text:span text:style-name="T7"/></text:p>
          </table:table-cell>
          <table:table-cell table:style-name="Tabla2.A1" office:value-type="string">
            <text:p text:style-name="P96">Amazon<text:span text:style-name="T7"/></text:p>
          </table:table-cell>
          <table:table-cell table:style-name="Tabla2.A1" office:value-type="string">
            <text:p text:style-name="P96">Recolecta datos para productos de IA de Amazon<text:span text:style-name="T7"/></text:p>
          </table:table-cell>
        </table:table-row>
        <table:table-row table:style-name="Tabla2.1">
          <table:table-cell table:style-name="Tabla2.A1" office:value-type="string">
            <text:p text:style-name="P96">PerplexityBot<text:span text:style-name="T7"/></text:p>
          </table:table-cell>
          <table:table-cell table:style-name="Tabla2.A1" office:value-type="string">
            <text:p text:style-name="P96">Perplexity<text:span text:style-name="T7"/></text:p>
          </table:table-cell>
          <table:table-cell table:style-name="Tabla2.A1" office:value-type="string">
            <text:p text:style-name="P96">Alimenta el motor de búsqueda de IA de Perplexity<text:span text:style-name="T7"/></text:p>
          </table:table-cell>
        </table:table-row>
      </table:table>
      <text:p text:style-name="P66"><text:soft-page-break/>Esta tabla refleja la diversidad de actores involucrados en el scraping de IA y subraya la necesidad de medidas específicas para cada bot.</text:p>
      <text:p text:style-name="P63">Ejemplos Prácticos de Implementación</text:p>
      <text:list text:style-name="L66">
        <text:list-item>
          <text:p text:style-name="P97">The New York Times: Además de bloquear bots en su archivo <text:span text:style-name="T2">robots.txt</text:span>, actualizó sus términos de servicio en 2023 para prohibir explícitamente el uso de su contenido para entrenar sistemas de IA, respaldando sus demandas legales contra OpenAI y Microsoft. </text:p>
        </text:list-item>
        <text:list-item>
          <text:p text:style-name="P97">Getty Images: Utiliza un <text:span text:style-name="T2">robots.txt</text:span> extenso con 335 reglas <text:span text:style-name="T2">Disallow</text:span> para proteger rutas sensibles como <text:span text:style-name="T2">/Account/</text:span> y <text:span text:style-name="T2">/search/</text:span>, limitando el acceso a bots específicos como Twitterbot para ciertas rutas. </text:p>
        </text:list-item>
        <text:list-item>
          <text:p text:style-name="P97">DeviantArt: Implementa un <text:span text:style-name="T2">Crawl-Delay: 1</text:span> en su <text:span text:style-name="T2">robots.txt</text:span> para ralentizar el rastreo y bloquea rutas sensibles como <text:span text:style-name="T2">/users/*</text:span> y <text:span text:style-name="T2">/download/</text:span>, protegiendo el contenido de artistas. </text:p>
        </text:list-item>
        <text:list-item>
          <text:p text:style-name="P97">Forbes: Bloquea bots de IA como GPTBot y ChatGPT-User en su <text:span text:style-name="T2">robots.txt</text:span>, pero permite excepciones para bots específicos como OAI-SearchBot, equilibrando la accesibilidad para rastreo legítimo.</text:p>
        </text:list-item>
      </text:list>
      <text:p text:style-name="P66">Protecciones Legales Complementarias</text:p>
      <text:p text:style-name="P66">Además de las medidas técnicas, muchos sitios han actualizado sus términos de servicio para prohibir explícitamente el scraping y el uso de contenido para entrenar IA. Algunos también registran su contenido para obtener protección de derechos de autor, lo que les permite tomar acciones legales en caso de infracciones, como se ha visto en demandas recientes contra Stability AI y Perplexity.</text:p>
      <text:p text:style-name="P66">Limitaciones y Desafíos</text:p>
      <text:p text:style-name="P66">Aunque estas técnicas son efectivas contra bots básicos, los agentes de IA avanzados pueden eludirlas mediante técnicas como el uso de proxies residenciales, fingerprinting de navegadores y solvers de CAPTCHA, como se ha documentado con herramientas como Bright Data’s Scraping Browser. Esto ha llevado a un juego del gato y el ratón, donde los sitios deben actualizar constantemente sus defensas. La efectividad de estas medidas depende de la combinación de múltiples capas de protección y del monitoreo continuo, pero sigue siendo un área en evolución con debates sobre derechos de autor y privacidad.</text:p>
      <text:p text:style-name="P66">Conclusión</text:p>
      <text:p text:style-name="P66">En junio de 2025, los sitios web están utilizando una combinación de directivas en <text:span text:style-name="T2">robots.txt</text:span>, encabezados HTTP, barreras técnicas, soluciones avanzadas de gestión de bots, monitoreo continuo y protecciones legales para controlar el tráfico de agentes de IA. Estas estrategias reflejan la necesidad de adaptarse a un entorno digital donde el scraping de IA es una amenaza creciente, pero también destacan los desafíos de enfrentar bots sofisticados. La combinación de medidas técnicas y legales parece ser el enfoque más prometedor, aunque la eficacia varía y requiere actualizaciones constantes.</text:p>
      <text:p text:style-name="Horizontal_20_Line"/>
      <text:p text:style-name="P63">Citas Clave</text:p>
      <text:list text:style-name="L67">
        <text:list-item>
          <text:p text:style-name="P98"><text:a xlink:type="simple" xlink:href="https://securityboulevard.com/2025/05/how-to-stop-ai-from-scraping-your-website/" office:target-frame-name="_blank" xlink:show="new" text:style-name="Internet_20_link" text:visited-style-name="Visited_20_Internet_20_Link"><text:span text:style-name="T4">How to Stop AI from Scraping Your Website - Security Boulevard</text:span></text:a></text:p>
        </text:list-item>
        <text:list-item>
          <text:p text:style-name="P98"><text:a xlink:type="simple" xlink:href="https://www.nytimes.com/robots.txt" office:target-frame-name="_blank" xlink:show="new" text:style-name="Internet_20_link" text:visited-style-name="Visited_20_Internet_20_Link"><text:span text:style-name="T4">The New York Times robots.txt</text:span></text:a></text:p>
        </text:list-item>
        <text:list-item>
          <text:p text:style-name="P98"><text:a xlink:type="simple" xlink:href="https://www.gettyimages.com/robots.txt" office:target-frame-name="_blank" xlink:show="new" text:style-name="Internet_20_link" text:visited-style-name="Visited_20_Internet_20_Link"><text:span text:style-name="T4">Getty Images robots.txt</text:span></text:a></text:p>
        </text:list-item>
        <text:list-item>
          <text:p text:style-name="P98"><text:a xlink:type="simple" xlink:href="https://www.deviantart.com/robots.txt" office:target-frame-name="_blank" xlink:show="new" text:style-name="Internet_20_link" text:visited-style-name="Visited_20_Internet_20_Link"><text:soft-page-break/><text:span text:style-name="T4">DeviantArt robots.txt</text:span></text:a></text:p>
        </text:list-item>
        <text:list-item>
          <text:p text:style-name="P98"><text:a xlink:type="simple" xlink:href="https://www.forbes.com/robots.txt" office:target-frame-name="_blank" xlink:show="new" text:style-name="Internet_20_link" text:visited-style-name="Visited_20_Internet_20_Link"><text:span text:style-name="T4">Forbes robots.txt</text:span></text:a></text:p>
        </text:list-item>
        <text:list-item>
          <text:p text:style-name="P98"><text:a xlink:type="simple" xlink:href="https://datadome.co/products/bot-protection/" office:target-frame-name="_blank" xlink:show="new" text:style-name="Internet_20_link" text:visited-style-name="Visited_20_Internet_20_Link"><text:span text:style-name="T4">DataDome Bot Protection</text:span></text:a></text:p>
        </text:list-item>
      </text:list>
      <text:p text:style-name="P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9T12:51:47.028000000</meta:creation-date>
    <dc:date>2025-06-15T18:45:45.425000000</dc:date>
    <meta:editing-duration>PT6H4M32S</meta:editing-duration>
    <meta:editing-cycles>6</meta:editing-cycles>
    <meta:generator>LibreOffice/24.8.7.2$Windows_X86_64 LibreOffice_project/e07d0a63a46349d29051da79b1fde8160bab2a89</meta:generator>
    <meta:document-statistic meta:table-count="2" meta:image-count="0" meta:object-count="0" meta:page-count="37" meta:paragraph-count="766" meta:word-count="10152" meta:character-count="67246" meta:non-whitespace-character-count="57953"/>
  </office:meta>
</office:document-meta>
</file>